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194in"/>
    </style:style>
    <style:style style:name="Table1.B" style:family="table-column">
      <style:table-column-properties style:column-width="1.2549in"/>
    </style:style>
    <style:style style:name="Table1.C" style:family="table-column">
      <style:table-column-properties style:column-width="4.51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16in" table:align="left"/>
    </style:style>
    <style:style style:name="Table2.A" style:family="table-column">
      <style:table-column-properties style:column-width="0.7944in"/>
    </style:style>
    <style:style style:name="Table2.B" style:family="table-column">
      <style:table-column-properties style:column-width="1.5736in"/>
    </style:style>
    <style:style style:name="Table2.C" style:family="table-column">
      <style:table-column-properties style:column-width="4.247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officeooo:rsid="001fc111" officeooo:paragraph-rsid="001fc111" style:font-weight-asian="bold" style:font-weight-complex="bold"/>
    </style:style>
    <style:style style:name="P2" style:family="paragraph" style:parent-style-name="Standard">
      <style:text-properties officeooo:rsid="001fc111" officeooo:paragraph-rsid="001fc111"/>
    </style:style>
    <style:style style:name="P3" style:family="paragraph" style:parent-style-name="Standard" style:list-style-name="L1">
      <style:text-properties officeooo:rsid="001fc111" officeooo:paragraph-rsid="001fc111"/>
    </style:style>
    <style:style style:name="P4" style:family="paragraph" style:parent-style-name="Standard">
      <style:text-properties fo:font-weight="bold" officeooo:rsid="00211853" officeooo:paragraph-rsid="00211853" style:font-weight-asian="bold" style:font-weight-complex="bold"/>
    </style:style>
    <style:style style:name="P5" style:family="paragraph" style:parent-style-name="Standard">
      <style:text-properties officeooo:rsid="00211853" officeooo:paragraph-rsid="00211853"/>
    </style:style>
    <style:style style:name="P6" style:family="paragraph" style:parent-style-name="Standard">
      <style:text-properties fo:font-weight="bold" officeooo:rsid="002ac6e0" officeooo:paragraph-rsid="002cd9b5" style:font-weight-asian="bold" style:font-weight-complex="bold"/>
    </style:style>
    <style:style style:name="P7" style:family="paragraph" style:parent-style-name="Standard">
      <style:text-properties officeooo:rsid="002ac6e0" officeooo:paragraph-rsid="002ac6e0"/>
    </style:style>
    <style:style style:name="P8" style:family="paragraph" style:parent-style-name="Standard">
      <style:text-properties fo:font-weight="bold" officeooo:rsid="002ac6e0" officeooo:paragraph-rsid="002ac6e0" style:font-weight-asian="bold" style:font-weight-complex="bold"/>
    </style:style>
    <style:style style:name="P9" style:family="paragraph" style:parent-style-name="Standard">
      <style:text-properties fo:font-weight="normal" officeooo:rsid="002ac6e0" officeooo:paragraph-rsid="002ac6e0" style:font-weight-asian="normal" style:font-weight-complex="normal"/>
    </style:style>
    <style:style style:name="P10" style:family="paragraph" style:parent-style-name="Standard">
      <style:text-properties fo:font-weight="bold" officeooo:rsid="00fb35eb" officeooo:paragraph-rsid="00fb35eb" style:font-weight-asian="bold" style:font-weight-complex="bold"/>
    </style:style>
    <style:style style:name="P11" style:family="paragraph" style:parent-style-name="Standard">
      <style:text-properties fo:font-weight="normal" officeooo:rsid="00fb35eb" officeooo:paragraph-rsid="00fb35eb" style:font-weight-asian="normal" style:font-weight-complex="normal"/>
    </style:style>
    <style:style style:name="P12" style:family="paragraph" style:parent-style-name="Standard">
      <style:text-properties fo:font-weight="bold" officeooo:rsid="00fe4ce5" officeooo:paragraph-rsid="00fe4ce5" style:font-weight-asian="bold" style:font-weight-complex="bold"/>
    </style:style>
    <style:style style:name="P13" style:family="paragraph" style:parent-style-name="Standard">
      <style:text-properties fo:font-weight="normal" officeooo:rsid="00fe4ce5" officeooo:paragraph-rsid="00fe4ce5" style:font-weight-asian="normal" style:font-weight-complex="normal"/>
    </style:style>
    <style:style style:name="P14" style:family="paragraph" style:parent-style-name="Standard">
      <style:text-properties fo:font-weight="bold" officeooo:rsid="00fe4ce5" officeooo:paragraph-rsid="011576b6" style:font-weight-asian="bold" style:font-weight-complex="bold"/>
    </style:style>
    <style:style style:name="P15" style:family="paragraph" style:parent-style-name="Standard">
      <style:text-properties fo:font-weight="normal" officeooo:rsid="00fe4ce5" officeooo:paragraph-rsid="011576b6" style:font-weight-asian="normal" style:font-weight-complex="normal"/>
    </style:style>
    <style:style style:name="P16" style:family="paragraph" style:parent-style-name="Standard">
      <style:text-properties fo:font-weight="bold" officeooo:rsid="011c078d" officeooo:paragraph-rsid="011c078d" style:font-weight-asian="bold" style:font-weight-complex="bold"/>
    </style:style>
    <style:style style:name="P17" style:family="paragraph" style:parent-style-name="Standard">
      <style:text-properties fo:font-weight="normal" officeooo:rsid="011c078d" officeooo:paragraph-rsid="011c078d" style:font-weight-asian="normal" style:font-weight-complex="normal"/>
    </style:style>
    <style:style style:name="P18" style:family="paragraph" style:parent-style-name="Standard">
      <style:text-properties fo:font-weight="bold" officeooo:rsid="011d5de8" officeooo:paragraph-rsid="011d5de8" style:font-weight-asian="bold" style:font-weight-complex="bold"/>
    </style:style>
    <style:style style:name="P19" style:family="paragraph" style:parent-style-name="Standard">
      <style:text-properties fo:font-weight="normal" officeooo:rsid="011d5de8" officeooo:paragraph-rsid="011d5de8" style:font-weight-asian="normal" style:font-weight-complex="normal"/>
    </style:style>
    <style:style style:name="P20" style:family="paragraph" style:parent-style-name="Standard">
      <style:text-properties fo:font-weight="bold" officeooo:rsid="0101bdef" officeooo:paragraph-rsid="0101bdef" style:font-weight-asian="bold" style:font-weight-complex="bold"/>
    </style:style>
    <style:style style:name="P21" style:family="paragraph" style:parent-style-name="Standard">
      <style:text-properties fo:font-weight="normal" officeooo:rsid="0101bdef" officeooo:paragraph-rsid="0101bdef" style:font-weight-asian="normal" style:font-weight-complex="normal"/>
    </style:style>
    <style:style style:name="P22" style:family="paragraph" style:parent-style-name="Standard">
      <style:text-properties fo:font-weight="bold" officeooo:rsid="0122b35c" officeooo:paragraph-rsid="0122b35c" style:font-weight-asian="bold" style:font-weight-complex="bold"/>
    </style:style>
    <style:style style:name="P23" style:family="paragraph" style:parent-style-name="Standard">
      <style:text-properties fo:font-weight="bold" officeooo:rsid="0123005c" officeooo:paragraph-rsid="0123fe4d" style:font-weight-asian="bold" style:font-weight-complex="bold"/>
    </style:style>
    <style:style style:name="P24" style:family="paragraph" style:parent-style-name="Heading_20_2">
      <style:text-properties officeooo:rsid="002ac6e0" officeooo:paragraph-rsid="002ac6e0"/>
    </style:style>
    <style:style style:name="P25" style:family="paragraph" style:parent-style-name="Table_20_Heading">
      <style:text-properties fo:font-size="12pt" style:font-size-asian="12pt" style:font-size-complex="12pt"/>
    </style:style>
    <style:style style:name="P26" style:family="paragraph" style:parent-style-name="Table_20_Contents">
      <style:text-properties fo:font-size="12pt" style:font-size-asian="12pt" style:font-size-complex="12pt"/>
    </style:style>
    <style:style style:name="P27" style:family="paragraph" style:parent-style-name="Standard">
      <style:text-properties fo:font-size="12pt" officeooo:rsid="002ac6e0" officeooo:paragraph-rsid="002ac6e0" style:font-size-asian="12pt" style:font-size-complex="12pt"/>
    </style:style>
    <style:style style:name="P28" style:family="paragraph" style:parent-style-name="Heading_20_3">
      <style:text-properties officeooo:rsid="002ac6e0" officeooo:paragraph-rsid="002ac6e0"/>
    </style:style>
    <style:style style:name="P29" style:family="paragraph" style:parent-style-name="Text_20_body">
      <style:text-properties officeooo:rsid="002ac6e0" officeooo:paragraph-rsid="002ac6e0"/>
    </style:style>
    <style:style style:name="P30" style:family="paragraph" style:parent-style-name="Standard">
      <style:text-properties fo:font-weight="bold" officeooo:rsid="00316622" officeooo:paragraph-rsid="00316622" style:font-weight-asian="bold" style:font-weight-complex="bold"/>
    </style:style>
    <style:style style:name="P31" style:family="paragraph" style:parent-style-name="Standard">
      <style:text-properties officeooo:rsid="00316622" officeooo:paragraph-rsid="00316622"/>
    </style:style>
    <style:style style:name="P32" style:family="paragraph" style:parent-style-name="Standard">
      <style:text-properties fo:font-weight="bold" officeooo:paragraph-rsid="0034906e" style:font-weight-asian="bold" style:font-weight-complex="bold"/>
    </style:style>
    <style:style style:name="P33" style:family="paragraph" style:parent-style-name="Standard">
      <style:text-properties fo:font-weight="bold" officeooo:rsid="00f08db3" officeooo:paragraph-rsid="00f08db3" style:font-weight-asian="bold" style:font-weight-complex="bold"/>
    </style:style>
    <style:style style:name="P34" style:family="paragraph" style:parent-style-name="Standard">
      <style:text-properties officeooo:rsid="0034906e" officeooo:paragraph-rsid="0034906e"/>
    </style:style>
    <style:style style:name="P35" style:family="paragraph" style:parent-style-name="Standard">
      <style:text-properties fo:font-weight="bold" officeooo:rsid="0034906e" officeooo:paragraph-rsid="0034906e" style:font-weight-asian="bold" style:font-weight-complex="bold"/>
    </style:style>
    <style:style style:name="P36" style:family="paragraph" style:parent-style-name="Standard">
      <style:text-properties fo:font-weight="bold" officeooo:rsid="0034906e" officeooo:paragraph-rsid="00ddf1cd" style:font-weight-asian="bold" style:font-weight-complex="bold"/>
    </style:style>
    <style:style style:name="P37" style:family="paragraph" style:parent-style-name="Standard">
      <style:text-properties fo:font-weight="normal" officeooo:rsid="0034906e" officeooo:paragraph-rsid="00ddf1cd" style:font-weight-asian="normal" style:font-weight-complex="normal"/>
    </style:style>
    <style:style style:name="P38" style:family="paragraph" style:parent-style-name="Standard">
      <style:text-properties fo:font-weight="bold" officeooo:rsid="0034906e" officeooo:paragraph-rsid="00f2b846" style:font-weight-asian="bold" style:font-weight-complex="bold"/>
    </style:style>
    <style:style style:name="P39" style:family="paragraph" style:parent-style-name="Standard">
      <style:text-properties officeooo:paragraph-rsid="00d9cbab"/>
    </style:style>
    <style:style style:name="P40" style:family="paragraph" style:parent-style-name="Standard">
      <style:text-properties officeooo:paragraph-rsid="00ecee49"/>
    </style:style>
    <style:style style:name="P41" style:family="paragraph" style:parent-style-name="Standard">
      <style:text-properties fo:font-weight="normal" officeooo:rsid="0034906e" officeooo:paragraph-rsid="00d65358" style:font-weight-asian="normal" style:font-weight-complex="normal"/>
    </style:style>
    <style:style style:name="P42" style:family="paragraph" style:parent-style-name="Standard">
      <style:text-properties officeooo:paragraph-rsid="00d65358"/>
    </style:style>
    <style:style style:name="P43" style:family="paragraph" style:parent-style-name="Standard">
      <style:text-properties fo:font-weight="bold" officeooo:rsid="002ac6e0" officeooo:paragraph-rsid="00f30cbd" style:font-weight-asian="bold" style:font-weight-complex="bold"/>
    </style:style>
    <style:style style:name="P44" style:family="paragraph" style:parent-style-name="Standard">
      <style:text-properties fo:font-weight="bold" officeooo:rsid="00e10fb7" officeooo:paragraph-rsid="00e10fb7" style:font-weight-asian="bold" style:font-weight-complex="bold"/>
    </style:style>
    <style:style style:name="P45" style:family="paragraph" style:parent-style-name="Standard">
      <style:text-properties fo:font-weight="bold" officeooo:rsid="00e2e822" officeooo:paragraph-rsid="00e2e822" style:font-weight-asian="bold" style:font-weight-complex="bold"/>
    </style:style>
    <style:style style:name="P46" style:family="paragraph" style:parent-style-name="Standard">
      <style:text-properties fo:font-weight="bold" officeooo:rsid="0034906e" officeooo:paragraph-rsid="00f383da" style:font-weight-asian="bold" style:font-weight-complex="bold"/>
    </style:style>
    <style:style style:name="P47" style:family="paragraph" style:parent-style-name="Standard">
      <style:text-properties fo:font-weight="bold" officeooo:rsid="00eae9e2" officeooo:paragraph-rsid="00eae9e2" style:font-weight-asian="bold" style:font-weight-complex="bold"/>
    </style:style>
    <style:style style:name="P48" style:family="paragraph" style:parent-style-name="Standard">
      <style:text-properties officeooo:paragraph-rsid="00f383da"/>
    </style:style>
    <style:style style:name="P49" style:family="paragraph" style:parent-style-name="Standard">
      <style:text-properties officeooo:paragraph-rsid="00e4161b"/>
    </style:style>
    <style:style style:name="P50" style:family="paragraph" style:parent-style-name="Standard">
      <style:text-properties officeooo:paragraph-rsid="00f394ab"/>
    </style:style>
    <style:style style:name="P51" style:family="paragraph" style:parent-style-name="Standard">
      <style:text-properties officeooo:paragraph-rsid="00f5fa31"/>
    </style:style>
    <style:style style:name="P52" style:family="paragraph" style:parent-style-name="Standard">
      <style:text-properties officeooo:paragraph-rsid="00f6cdae"/>
    </style:style>
    <style:style style:name="P53" style:family="paragraph" style:parent-style-name="Standard">
      <style:text-properties officeooo:paragraph-rsid="00f83fa1"/>
    </style:style>
    <style:style style:name="P54" style:family="paragraph" style:parent-style-name="Standard">
      <style:text-properties fo:font-weight="bold" officeooo:rsid="0036f007" officeooo:paragraph-rsid="0036f007" style:font-weight-asian="bold" style:font-weight-complex="bold"/>
    </style:style>
    <style:style style:name="P55" style:family="paragraph" style:parent-style-name="Standard">
      <style:text-properties officeooo:rsid="0036f007" officeooo:paragraph-rsid="0036f007"/>
    </style:style>
    <style:style style:name="P56" style:family="paragraph" style:parent-style-name="Standard">
      <style:text-properties officeooo:rsid="003c052c" officeooo:paragraph-rsid="003c052c"/>
    </style:style>
    <style:style style:name="P57" style:family="paragraph" style:parent-style-name="Standard">
      <style:text-properties officeooo:rsid="0036f007" officeooo:paragraph-rsid="003c052c"/>
    </style:style>
    <style:style style:name="P58" style:family="paragraph" style:parent-style-name="Standard">
      <style:text-properties fo:font-weight="bold" officeooo:rsid="004279aa" officeooo:paragraph-rsid="004279aa" style:font-weight-asian="bold" style:font-weight-complex="bold"/>
    </style:style>
    <style:style style:name="P59" style:family="paragraph" style:parent-style-name="Standard">
      <style:text-properties officeooo:rsid="004279aa" officeooo:paragraph-rsid="004279aa"/>
    </style:style>
    <style:style style:name="P60" style:family="paragraph" style:parent-style-name="Standard">
      <style:text-properties fo:font-weight="bold" officeooo:rsid="003c052c" officeooo:paragraph-rsid="00448f0c" style:font-weight-asian="bold" style:font-weight-complex="bold"/>
    </style:style>
    <style:style style:name="P61" style:family="paragraph" style:parent-style-name="Standard">
      <style:text-properties officeooo:rsid="004279aa" officeooo:paragraph-rsid="00448f0c"/>
    </style:style>
    <style:style style:name="P62" style:family="paragraph" style:parent-style-name="Standard">
      <style:text-properties officeooo:rsid="00495bee" officeooo:paragraph-rsid="00495bee"/>
    </style:style>
    <style:style style:name="P63" style:family="paragraph" style:parent-style-name="Standard">
      <style:text-properties officeooo:rsid="00211853" officeooo:paragraph-rsid="004ff76b"/>
    </style:style>
    <style:style style:name="P64" style:family="paragraph" style:parent-style-name="Standard">
      <style:text-properties fo:font-weight="bold" officeooo:rsid="00211853" officeooo:paragraph-rsid="004c1c43" style:font-weight-asian="bold" style:font-weight-complex="bold"/>
    </style:style>
    <style:style style:name="P65" style:family="paragraph" style:parent-style-name="Standard">
      <style:text-properties fo:font-weight="bold" officeooo:rsid="004c1c43" officeooo:paragraph-rsid="004c1c43" style:font-weight-asian="bold" style:font-weight-complex="bold"/>
    </style:style>
    <style:style style:name="P66" style:family="paragraph" style:parent-style-name="Standard">
      <style:text-properties officeooo:rsid="00527740" officeooo:paragraph-rsid="00527740"/>
    </style:style>
    <style:style style:name="P67" style:family="paragraph" style:parent-style-name="Standard">
      <style:text-properties fo:font-weight="bold" officeooo:rsid="00532d08" officeooo:paragraph-rsid="00532d08" style:font-weight-asian="bold" style:font-weight-complex="bold"/>
    </style:style>
    <style:style style:name="P68" style:family="paragraph" style:parent-style-name="Standard">
      <style:text-properties officeooo:rsid="00532d08" officeooo:paragraph-rsid="00532d08"/>
    </style:style>
    <style:style style:name="P69" style:family="paragraph" style:parent-style-name="Standard">
      <style:text-properties fo:font-weight="bold" officeooo:rsid="00532d08" officeooo:paragraph-rsid="005a4d7e" style:font-weight-asian="bold" style:font-weight-complex="bold"/>
    </style:style>
    <style:style style:name="P70" style:family="paragraph" style:parent-style-name="Standard">
      <style:text-properties fo:font-weight="bold" officeooo:rsid="00532d08" officeooo:paragraph-rsid="005df5b0" style:font-weight-asian="bold" style:font-weight-complex="bold"/>
    </style:style>
    <style:style style:name="P71" style:family="paragraph" style:parent-style-name="Standard">
      <style:text-properties fo:font-weight="normal" officeooo:rsid="00532d08" officeooo:paragraph-rsid="005df5b0" style:font-weight-asian="normal" style:font-weight-complex="normal"/>
    </style:style>
    <style:style style:name="P72" style:family="paragraph" style:parent-style-name="Standard">
      <style:text-properties fo:font-weight="bold" officeooo:rsid="005942c8" officeooo:paragraph-rsid="005942c8" style:font-weight-asian="bold" style:font-weight-complex="bold"/>
    </style:style>
    <style:style style:name="P73" style:family="paragraph" style:parent-style-name="Standard">
      <style:text-properties officeooo:rsid="00532d08" officeooo:paragraph-rsid="00b211b4"/>
    </style:style>
    <style:style style:name="P74" style:family="paragraph" style:parent-style-name="Standard">
      <style:text-properties fo:font-weight="bold" officeooo:rsid="00532d08" officeooo:paragraph-rsid="00b211b4" style:font-weight-asian="bold" style:font-weight-complex="bold"/>
    </style:style>
    <style:style style:name="P75" style:family="paragraph" style:parent-style-name="Standard">
      <style:text-properties officeooo:rsid="00532d08" officeooo:paragraph-rsid="009c00a2"/>
    </style:style>
    <style:style style:name="P76" style:family="paragraph" style:parent-style-name="Standard">
      <style:text-properties fo:font-weight="bold" officeooo:rsid="00532d08" officeooo:paragraph-rsid="00b7f6c6" style:font-weight-asian="bold" style:font-weight-complex="bold"/>
    </style:style>
    <style:style style:name="P77" style:family="paragraph" style:parent-style-name="Standard">
      <style:text-properties officeooo:rsid="005942c8" officeooo:paragraph-rsid="005f4b4a"/>
    </style:style>
    <style:style style:name="P78" style:family="paragraph" style:parent-style-name="Standard">
      <style:text-properties fo:font-weight="normal" officeooo:rsid="005942c8" officeooo:paragraph-rsid="005f4b4a" style:font-weight-asian="normal" style:font-weight-complex="normal"/>
    </style:style>
    <style:style style:name="P79" style:family="paragraph" style:parent-style-name="Standard">
      <style:text-properties fo:font-weight="bold" officeooo:rsid="00532d08" officeooo:paragraph-rsid="00b5813b" style:font-weight-asian="bold" style:font-weight-complex="bold"/>
    </style:style>
    <style:style style:name="P80" style:family="paragraph" style:parent-style-name="Standard">
      <style:text-properties fo:font-weight="bold" officeooo:rsid="00616435" officeooo:paragraph-rsid="00616435" style:font-weight-asian="bold" style:font-weight-complex="bold"/>
    </style:style>
    <style:style style:name="P81" style:family="paragraph" style:parent-style-name="Standard">
      <style:text-properties fo:font-weight="normal" officeooo:rsid="00644b3e" officeooo:paragraph-rsid="00644b3e" style:font-weight-asian="normal" style:font-weight-complex="normal"/>
    </style:style>
    <style:style style:name="P82" style:family="paragraph" style:parent-style-name="Standard">
      <style:text-properties fo:font-weight="bold" officeooo:rsid="00644b3e" officeooo:paragraph-rsid="00644b3e" style:font-weight-asian="bold" style:font-weight-complex="bold"/>
    </style:style>
    <style:style style:name="P83" style:family="paragraph" style:parent-style-name="Standard">
      <style:text-properties fo:font-weight="bold" officeooo:rsid="0065ba74" officeooo:paragraph-rsid="0065ba74" style:font-weight-asian="bold" style:font-weight-complex="bold"/>
    </style:style>
    <style:style style:name="P84" style:family="paragraph" style:parent-style-name="Standard">
      <style:text-properties fo:font-weight="normal" officeooo:rsid="00616435" officeooo:paragraph-rsid="00616435" style:font-weight-asian="normal" style:font-weight-complex="normal"/>
    </style:style>
    <style:style style:name="P85" style:family="paragraph" style:parent-style-name="Standard">
      <style:text-properties fo:font-weight="bold" officeooo:rsid="006a3eb5" officeooo:paragraph-rsid="006a3eb5" style:font-weight-asian="bold" style:font-weight-complex="bold"/>
    </style:style>
    <style:style style:name="P86" style:family="paragraph" style:parent-style-name="Standard">
      <style:text-properties fo:font-weight="normal" officeooo:rsid="006a3eb5" officeooo:paragraph-rsid="006a3eb5" style:font-weight-asian="normal" style:font-weight-complex="normal"/>
    </style:style>
    <style:style style:name="P87" style:family="paragraph" style:parent-style-name="Standard">
      <style:text-properties fo:font-weight="bold" officeooo:rsid="006af44e" officeooo:paragraph-rsid="006af44e" style:font-weight-asian="bold" style:font-weight-complex="bold"/>
    </style:style>
    <style:style style:name="P88" style:family="paragraph" style:parent-style-name="Standard">
      <style:text-properties fo:font-weight="normal" officeooo:rsid="006af44e" officeooo:paragraph-rsid="006af44e" style:font-weight-asian="normal" style:font-weight-complex="normal"/>
    </style:style>
    <style:style style:name="P89" style:family="paragraph" style:parent-style-name="Standard">
      <style:text-properties fo:font-weight="bold" officeooo:rsid="00704db9" officeooo:paragraph-rsid="00704db9" style:font-weight-asian="bold" style:font-weight-complex="bold"/>
    </style:style>
    <style:style style:name="P90" style:family="paragraph" style:parent-style-name="Standard">
      <style:text-properties fo:font-weight="bold" officeooo:rsid="00704db9" officeooo:paragraph-rsid="00bc78cc" style:font-weight-asian="bold" style:font-weight-complex="bold"/>
    </style:style>
    <style:style style:name="P91" style:family="paragraph" style:parent-style-name="Standard">
      <style:text-properties fo:font-weight="normal" officeooo:rsid="00704db9" officeooo:paragraph-rsid="00704db9" style:font-weight-asian="normal" style:font-weight-complex="normal"/>
    </style:style>
    <style:style style:name="P92" style:family="paragraph" style:parent-style-name="Standard">
      <style:text-properties fo:font-weight="bold" officeooo:rsid="00704db9" officeooo:paragraph-rsid="00bfeda9" style:font-weight-asian="bold" style:font-weight-complex="bold"/>
    </style:style>
    <style:style style:name="P93" style:family="paragraph" style:parent-style-name="Standard">
      <style:text-properties fo:font-weight="normal" officeooo:rsid="00a2624c" officeooo:paragraph-rsid="00a2624c" style:font-weight-asian="normal" style:font-weight-complex="normal"/>
    </style:style>
    <style:style style:name="P94" style:family="paragraph" style:parent-style-name="Standard">
      <style:text-properties fo:font-weight="bold" officeooo:rsid="00a2624c" officeooo:paragraph-rsid="00a2624c" style:font-weight-asian="bold" style:font-weight-complex="bold"/>
    </style:style>
    <style:style style:name="P95" style:family="paragraph" style:parent-style-name="Standard">
      <style:text-properties officeooo:paragraph-rsid="00704db9"/>
    </style:style>
    <style:style style:name="P96" style:family="paragraph" style:parent-style-name="Standard">
      <style:text-properties fo:font-weight="bold" officeooo:rsid="00a43a59" officeooo:paragraph-rsid="00ab3849" style:font-weight-asian="bold" style:font-weight-complex="bold"/>
    </style:style>
    <style:style style:name="P97" style:family="paragraph" style:parent-style-name="Standard">
      <style:text-properties fo:font-weight="bold" officeooo:rsid="00704db9" officeooo:paragraph-rsid="00ab3849" style:font-weight-asian="bold" style:font-weight-complex="bold"/>
    </style:style>
    <style:style style:name="P98" style:family="paragraph" style:parent-style-name="Standard">
      <style:text-properties fo:font-weight="bold" officeooo:rsid="00704db9" officeooo:paragraph-rsid="00c0dba6" style:font-weight-asian="bold" style:font-weight-complex="bold"/>
    </style:style>
    <style:style style:name="P99" style:family="paragraph" style:parent-style-name="Standard">
      <style:text-properties fo:font-weight="normal" officeooo:rsid="00704db9" officeooo:paragraph-rsid="00c0dba6" style:font-weight-asian="normal" style:font-weight-complex="normal"/>
    </style:style>
    <style:style style:name="P100" style:family="paragraph" style:parent-style-name="Standard">
      <style:text-properties fo:font-weight="normal" officeooo:rsid="00704db9" officeooo:paragraph-rsid="00c1155c" style:font-weight-asian="normal" style:font-weight-complex="normal"/>
    </style:style>
    <style:style style:name="P101" style:family="paragraph" style:parent-style-name="Standard">
      <style:text-properties fo:font-weight="bold" officeooo:rsid="00704db9" officeooo:paragraph-rsid="00c337ac" style:font-weight-asian="bold" style:font-weight-complex="bold"/>
    </style:style>
    <style:style style:name="P102" style:family="paragraph" style:parent-style-name="Standard">
      <style:text-properties fo:font-weight="normal" officeooo:rsid="00704db9" officeooo:paragraph-rsid="00c337ac" style:font-weight-asian="normal" style:font-weight-complex="normal"/>
    </style:style>
    <style:style style:name="P103" style:family="paragraph" style:parent-style-name="Text_20_body">
      <style:text-properties fo:font-weight="bold" officeooo:rsid="00704db9" officeooo:paragraph-rsid="00704db9" style:font-weight-asian="bold" style:font-weight-complex="bold"/>
    </style:style>
    <style:style style:name="P104" style:family="paragraph" style:parent-style-name="Text_20_body" style:list-style-name="L2">
      <style:paragraph-properties fo:margin-top="0in" fo:margin-bottom="0in" style:contextual-spacing="false"/>
    </style:style>
    <style:style style:name="P105" style:family="paragraph" style:parent-style-name="Text_20_body" style:list-style-name="L2"/>
    <style:style style:name="P106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0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cfdfde"/>
    </style:style>
    <style:style style:name="P108" style:family="paragraph" style:parent-style-name="Text_20_body" style:list-style-name="L3">
      <style:paragraph-properties fo:margin-top="0in" fo:margin-bottom="0in" style:contextual-spacing="false"/>
    </style:style>
    <style:style style:name="P109" style:family="paragraph" style:parent-style-name="Text_20_body" style:list-style-name="L3"/>
    <style:style style:name="P110" style:family="paragraph" style:parent-style-name="Standard">
      <style:text-properties fo:font-weight="bold" officeooo:rsid="0079ac69" officeooo:paragraph-rsid="0079ac69" style:font-weight-asian="bold" style:font-weight-complex="bold"/>
    </style:style>
    <style:style style:name="P111" style:family="paragraph" style:parent-style-name="Standard">
      <style:text-properties fo:font-weight="bold" officeooo:rsid="0079ac69" officeooo:paragraph-rsid="00808a33" style:font-weight-asian="bold" style:font-weight-complex="bold"/>
    </style:style>
    <style:style style:name="P112" style:family="paragraph" style:parent-style-name="Standard">
      <style:text-properties fo:font-weight="normal" officeooo:rsid="0079ac69" officeooo:paragraph-rsid="0079ac69" style:font-weight-asian="normal" style:font-weight-complex="normal"/>
    </style:style>
    <style:style style:name="P113" style:family="paragraph" style:parent-style-name="Standard">
      <style:text-properties fo:font-weight="bold" officeooo:rsid="0079ac69" officeooo:paragraph-rsid="007e91da" style:font-weight-asian="bold" style:font-weight-complex="bold"/>
    </style:style>
    <style:style style:name="P114" style:family="paragraph" style:parent-style-name="Standard">
      <style:text-properties fo:font-weight="normal" officeooo:rsid="007e91da" officeooo:paragraph-rsid="007e91da" style:font-weight-asian="normal" style:font-weight-complex="normal"/>
    </style:style>
    <style:style style:name="P115" style:family="paragraph" style:parent-style-name="Standard">
      <style:text-properties fo:font-weight="bold" officeooo:rsid="0079ac69" officeooo:paragraph-rsid="0080bcd9" style:font-weight-asian="bold" style:font-weight-complex="bold"/>
    </style:style>
    <style:style style:name="P116" style:family="paragraph" style:parent-style-name="Standard">
      <style:text-properties fo:font-weight="normal" officeooo:rsid="007e91da" officeooo:paragraph-rsid="0080bcd9" style:font-weight-asian="normal" style:font-weight-complex="normal"/>
    </style:style>
    <style:style style:name="P117" style:family="paragraph" style:parent-style-name="Standard">
      <style:text-properties fo:font-weight="bold" officeooo:rsid="0079ac69" officeooo:paragraph-rsid="0087cce9" style:font-weight-asian="bold" style:font-weight-complex="bold"/>
    </style:style>
    <style:style style:name="P118" style:family="paragraph" style:parent-style-name="Standard">
      <style:text-properties fo:font-weight="bold" officeooo:rsid="0079ac69" officeooo:paragraph-rsid="008b1cdf" style:font-weight-asian="bold" style:font-weight-complex="bold"/>
    </style:style>
    <style:style style:name="P119" style:family="paragraph" style:parent-style-name="Standard">
      <style:text-properties fo:font-weight="bold" officeooo:rsid="0079ac69" officeooo:paragraph-rsid="008c1ac9" style:font-weight-asian="bold" style:font-weight-complex="bold"/>
    </style:style>
    <style:style style:name="P120" style:family="paragraph" style:parent-style-name="Standard">
      <style:text-properties fo:font-weight="normal" officeooo:rsid="007e91da" officeooo:paragraph-rsid="008b1cdf" style:font-weight-asian="normal" style:font-weight-complex="normal"/>
    </style:style>
    <style:style style:name="P121" style:family="paragraph" style:parent-style-name="Standard">
      <style:text-properties fo:font-weight="bold" officeooo:rsid="0079ac69" officeooo:paragraph-rsid="00920ad0" style:font-weight-asian="bold" style:font-weight-complex="bold"/>
    </style:style>
    <style:style style:name="P122" style:family="paragraph" style:parent-style-name="Standard">
      <style:text-properties fo:font-weight="normal" officeooo:rsid="007e91da" officeooo:paragraph-rsid="00920ad0" style:font-weight-asian="normal" style:font-weight-complex="normal"/>
    </style:style>
    <style:style style:name="P123" style:family="paragraph" style:parent-style-name="Standard">
      <style:text-properties fo:font-weight="bold" officeooo:rsid="0079ac69" officeooo:paragraph-rsid="008d5dd5" style:font-weight-asian="bold" style:font-weight-complex="bold"/>
    </style:style>
    <style:style style:name="P124" style:family="paragraph" style:parent-style-name="Standard">
      <style:text-properties fo:font-weight="bold" officeooo:rsid="007e91da" officeooo:paragraph-rsid="008e466e" style:font-weight-asian="bold" style:font-weight-complex="bold"/>
    </style:style>
    <style:style style:name="P125" style:family="paragraph" style:parent-style-name="Standard">
      <style:text-properties fo:font-weight="normal" officeooo:rsid="007e91da" officeooo:paragraph-rsid="008e466e" style:font-weight-asian="normal" style:font-weight-complex="normal"/>
    </style:style>
    <style:style style:name="P126" style:family="paragraph" style:parent-style-name="Standard">
      <style:text-properties fo:font-weight="bold" officeooo:rsid="0079ac69" officeooo:paragraph-rsid="008e466e" style:font-weight-asian="bold" style:font-weight-complex="bold"/>
    </style:style>
    <style:style style:name="P127" style:family="paragraph" style:parent-style-name="Standard">
      <style:text-properties fo:font-weight="bold" officeooo:rsid="00965020" officeooo:paragraph-rsid="00965020" style:font-weight-asian="bold" style:font-weight-complex="bold"/>
    </style:style>
    <style:style style:name="P128" style:family="paragraph" style:parent-style-name="Standard">
      <style:text-properties officeooo:rsid="00211853" officeooo:paragraph-rsid="00527740"/>
    </style:style>
    <style:style style:name="P129" style:family="paragraph" style:parent-style-name="Standard">
      <style:text-properties fo:font-weight="bold" officeooo:rsid="00240d0e" officeooo:paragraph-rsid="00240d0e" style:font-weight-asian="bold" style:font-weight-complex="bold"/>
    </style:style>
    <style:style style:name="P130" style:family="paragraph" style:parent-style-name="Standard">
      <style:text-properties officeooo:rsid="00240d0e" officeooo:paragraph-rsid="00240d0e"/>
    </style:style>
    <style:style style:name="P131" style:family="paragraph" style:parent-style-name="Standard" style:list-style-name="L4">
      <style:text-properties officeooo:rsid="0043caa3" officeooo:paragraph-rsid="00240d0e"/>
    </style:style>
    <style:style style:name="P132" style:family="paragraph" style:parent-style-name="Standard">
      <style:text-properties officeooo:rsid="0043caa3" officeooo:paragraph-rsid="00240d0e"/>
    </style:style>
    <style:style style:name="T1" style:family="text">
      <style:text-properties officeooo:rsid="002cd9b5"/>
    </style:style>
    <style:style style:name="T2" style:family="text">
      <style:text-properties officeooo:rsid="002b6e6c"/>
    </style:style>
    <style:style style:name="T3" style:family="text">
      <style:text-properties officeooo:rsid="00fa6cfb"/>
    </style:style>
    <style:style style:name="T4" style:family="text">
      <style:text-properties officeooo:rsid="011576b6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129a788"/>
    </style:style>
    <style:style style:name="T7" style:family="text">
      <style:text-properties officeooo:rsid="0034906e"/>
    </style:style>
    <style:style style:name="T8" style:family="text">
      <style:text-properties officeooo:rsid="00eede20"/>
    </style:style>
    <style:style style:name="T9" style:family="text">
      <style:text-properties officeooo:rsid="00d1cebe"/>
    </style:style>
    <style:style style:name="T10" style:family="text">
      <style:text-properties officeooo:rsid="00d4dba6"/>
    </style:style>
    <style:style style:name="T11" style:family="text">
      <style:text-properties officeooo:rsid="00f2b846"/>
    </style:style>
    <style:style style:name="T12" style:family="text">
      <style:text-properties officeooo:rsid="00ddf1cd"/>
    </style:style>
    <style:style style:name="T13" style:family="text">
      <style:text-properties officeooo:rsid="00f11cf4"/>
    </style:style>
    <style:style style:name="T14" style:family="text">
      <style:text-properties officeooo:rsid="00df21f5"/>
    </style:style>
    <style:style style:name="T15" style:family="text">
      <style:text-properties officeooo:rsid="00e7432d"/>
    </style:style>
    <style:style style:name="T16" style:family="text">
      <style:text-properties fo:font-weight="bold" officeooo:rsid="00d9cbab" style:font-weight-asian="bold" style:font-weight-complex="bold"/>
    </style:style>
    <style:style style:name="T17" style:family="text">
      <style:text-properties fo:font-weight="bold" officeooo:rsid="00dc5880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e0812d" style:font-weight-asian="bold" style:font-weight-complex="bold"/>
    </style:style>
    <style:style style:name="T20" style:family="text">
      <style:text-properties fo:font-weight="normal" officeooo:rsid="0034906e" style:font-weight-asian="normal" style:font-weight-complex="normal"/>
    </style:style>
    <style:style style:name="T21" style:family="text">
      <style:text-properties officeooo:rsid="00e10fb7"/>
    </style:style>
    <style:style style:name="T22" style:family="text">
      <style:text-properties officeooo:rsid="00eb7090"/>
    </style:style>
    <style:style style:name="T23" style:family="text">
      <style:text-properties officeooo:rsid="00e4bc87"/>
    </style:style>
    <style:style style:name="T24" style:family="text">
      <style:text-properties officeooo:rsid="00e0812d"/>
    </style:style>
    <style:style style:name="T25" style:family="text">
      <style:text-properties officeooo:rsid="00e99c20"/>
    </style:style>
    <style:style style:name="T26" style:family="text">
      <style:text-properties fo:font-weight="bold" officeooo:rsid="0034906e" style:font-weight-asian="bold" style:font-weight-complex="bold"/>
    </style:style>
    <style:style style:name="T27" style:family="text">
      <style:text-properties fo:font-weight="bold" officeooo:rsid="00d4dba6" style:font-weight-asian="bold" style:font-weight-complex="bold"/>
    </style:style>
    <style:style style:name="T28" style:family="text">
      <style:text-properties fo:font-weight="bold" officeooo:rsid="00f11cf4" style:font-weight-asian="bold" style:font-weight-complex="bold"/>
    </style:style>
    <style:style style:name="T29" style:family="text">
      <style:text-properties fo:font-weight="bold" officeooo:rsid="00f2b846" style:font-weight-asian="bold" style:font-weight-complex="bold"/>
    </style:style>
    <style:style style:name="T30" style:family="text">
      <style:text-properties fo:font-weight="bold" officeooo:rsid="00df21f5" style:font-weight-asian="bold" style:font-weight-complex="bold"/>
    </style:style>
    <style:style style:name="T31" style:family="text">
      <style:text-properties fo:font-weight="bold" officeooo:rsid="00dfc681" style:font-weight-asian="bold" style:font-weight-complex="bold"/>
    </style:style>
    <style:style style:name="T32" style:family="text">
      <style:text-properties fo:font-weight="bold" officeooo:rsid="00f394ab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bold" officeooo:rsid="003c052c" style:font-weight-asian="bold" style:font-weight-complex="bold"/>
    </style:style>
    <style:style style:name="T35" style:family="text">
      <style:text-properties fo:font-weight="normal" officeooo:rsid="003c052c" style:font-weight-asian="normal" style:font-weight-complex="normal"/>
    </style:style>
    <style:style style:name="T36" style:family="text">
      <style:text-properties officeooo:rsid="003c052c"/>
    </style:style>
    <style:style style:name="T37" style:family="text">
      <style:text-properties fo:font-weight="bold" officeooo:rsid="003cc10b" style:font-weight-asian="bold" style:font-weight-complex="bold"/>
    </style:style>
    <style:style style:name="T38" style:family="text">
      <style:text-properties officeooo:rsid="003cc10b"/>
    </style:style>
    <style:style style:name="T39" style:family="text">
      <style:text-properties officeooo:rsid="003dc668"/>
    </style:style>
    <style:style style:name="T40" style:family="text">
      <style:text-properties fo:font-weight="bold" officeooo:rsid="003dc668" style:font-weight-asian="bold" style:font-weight-complex="bold"/>
    </style:style>
    <style:style style:name="T41" style:family="text">
      <style:text-properties officeooo:rsid="00427138"/>
    </style:style>
    <style:style style:name="T42" style:family="text">
      <style:text-properties fo:font-weight="bold" officeooo:rsid="00427138" style:font-weight-asian="bold" style:font-weight-complex="bold"/>
    </style:style>
    <style:style style:name="T43" style:family="text">
      <style:text-properties fo:font-weight="normal" officeooo:rsid="0036f007" style:font-weight-asian="normal" style:font-weight-complex="normal"/>
    </style:style>
    <style:style style:name="T44" style:family="text">
      <style:text-properties fo:font-weight="bold" officeooo:rsid="0036f007" style:font-weight-asian="bold" style:font-weight-complex="bold"/>
    </style:style>
    <style:style style:name="T45" style:family="text">
      <style:text-properties officeooo:rsid="0036f007"/>
    </style:style>
    <style:style style:name="T46" style:family="text">
      <style:text-properties fo:font-weight="bold" officeooo:rsid="00448f0c" style:font-weight-asian="bold" style:font-weight-complex="bold"/>
    </style:style>
    <style:style style:name="T47" style:family="text">
      <style:text-properties fo:font-weight="bold" officeooo:rsid="00464187" style:font-weight-asian="bold" style:font-weight-complex="bold"/>
    </style:style>
    <style:style style:name="T48" style:family="text">
      <style:text-properties fo:font-weight="bold" officeooo:rsid="004bba51" style:font-weight-asian="bold" style:font-weight-complex="bold"/>
    </style:style>
    <style:style style:name="T49" style:family="text">
      <style:text-properties fo:font-weight="bold" officeooo:rsid="004c1c43" style:font-weight-asian="bold" style:font-weight-complex="bold"/>
    </style:style>
    <style:style style:name="T50" style:family="text">
      <style:text-properties officeooo:rsid="004c1c43"/>
    </style:style>
    <style:style style:name="T51" style:family="text">
      <style:text-properties officeooo:rsid="0052c262"/>
    </style:style>
    <style:style style:name="T52" style:family="text">
      <style:text-properties officeooo:rsid="005a4d7e"/>
    </style:style>
    <style:style style:name="T53" style:family="text">
      <style:text-properties officeooo:rsid="009f2182"/>
    </style:style>
    <style:style style:name="T54" style:family="text">
      <style:text-properties officeooo:rsid="00b7f6c6"/>
    </style:style>
    <style:style style:name="T55" style:family="text">
      <style:text-properties fo:font-weight="bold" officeooo:rsid="009c00a2" style:font-weight-asian="bold" style:font-weight-complex="bold"/>
    </style:style>
    <style:style style:name="T56" style:family="text">
      <style:text-properties fo:font-weight="bold" officeooo:rsid="005f4b4a" style:font-weight-asian="bold" style:font-weight-complex="bold"/>
    </style:style>
    <style:style style:name="T57" style:family="text">
      <style:text-properties officeooo:rsid="00b5813b"/>
    </style:style>
    <style:style style:name="T58" style:family="text">
      <style:text-properties officeooo:rsid="010a8526"/>
    </style:style>
    <style:style style:name="T59" style:family="text">
      <style:text-properties officeooo:rsid="0062f577"/>
    </style:style>
    <style:style style:name="T60" style:family="text">
      <style:text-properties officeooo:rsid="010c3115"/>
    </style:style>
    <style:style style:name="T61" style:family="text">
      <style:text-properties officeooo:rsid="012b5afd"/>
    </style:style>
    <style:style style:name="T62" style:family="text">
      <style:text-properties officeooo:rsid="00675979"/>
    </style:style>
    <style:style style:name="T63" style:family="text">
      <style:text-properties officeooo:rsid="006e57cf"/>
    </style:style>
    <style:style style:name="T64" style:family="text">
      <style:text-properties officeooo:rsid="0079ac69"/>
    </style:style>
    <style:style style:name="T65" style:family="text">
      <style:text-properties officeooo:rsid="00bc78cc"/>
    </style:style>
    <style:style style:name="T66" style:family="text">
      <style:text-properties fo:font-weight="normal" officeooo:rsid="00a2624c" style:font-weight-asian="normal" style:font-weight-complex="normal"/>
    </style:style>
    <style:style style:name="T67" style:family="text">
      <style:text-properties fo:font-weight="normal" officeooo:rsid="0079ac69" style:font-weight-asian="normal" style:font-weight-complex="normal"/>
    </style:style>
    <style:style style:name="T68" style:family="text">
      <style:text-properties officeooo:rsid="00a43a59"/>
    </style:style>
    <style:style style:name="T69" style:family="text">
      <style:text-properties fo:font-weight="normal" officeooo:rsid="00704db9" style:font-weight-asian="normal" style:font-weight-complex="normal"/>
    </style:style>
    <style:style style:name="T70" style:family="text">
      <style:text-properties fo:font-weight="bold" officeooo:rsid="00a57298" style:font-weight-asian="bold" style:font-weight-complex="bold"/>
    </style:style>
    <style:style style:name="T71" style:family="text">
      <style:text-properties officeooo:rsid="00704db9"/>
    </style:style>
    <style:style style:name="T72" style:family="text">
      <style:text-properties officeooo:rsid="00c1155c"/>
    </style:style>
    <style:style style:name="T73" style:family="text">
      <style:text-properties officeooo:rsid="00a8da5f"/>
    </style:style>
    <style:style style:name="T74" style:family="text">
      <style:text-properties officeooo:rsid="00c5ad5c"/>
    </style:style>
    <style:style style:name="T75" style:family="text">
      <style:text-properties officeooo:rsid="00c59fc9"/>
    </style:style>
    <style:style style:name="T76" style:family="text">
      <style:text-properties officeooo:rsid="007e91da"/>
    </style:style>
    <style:style style:name="T77" style:family="text">
      <style:text-properties fo:font-weight="normal" officeooo:rsid="007e91da" style:font-weight-asian="normal" style:font-weight-complex="normal"/>
    </style:style>
    <style:style style:name="T78" style:family="text">
      <style:text-properties fo:font-weight="normal" officeooo:rsid="007f08f4" style:font-weight-asian="normal" style:font-weight-complex="normal"/>
    </style:style>
    <style:style style:name="T79" style:family="text">
      <style:text-properties officeooo:rsid="0087cce9"/>
    </style:style>
    <style:style style:name="T80" style:family="text">
      <style:text-properties officeooo:rsid="00907b98"/>
    </style:style>
    <style:style style:name="T81" style:family="text">
      <style:text-properties officeooo:rsid="0088521a"/>
    </style:style>
    <style:style style:name="T82" style:family="text">
      <style:text-properties fo:font-weight="normal" officeooo:rsid="0089ee62" style:font-weight-asian="normal" style:font-weight-complex="normal"/>
    </style:style>
    <style:style style:name="T83" style:family="text">
      <style:text-properties fo:font-weight="normal" officeooo:rsid="008c1ac9" style:font-weight-asian="normal" style:font-weight-complex="normal"/>
    </style:style>
    <style:style style:name="T84" style:family="text">
      <style:text-properties fo:font-weight="normal" officeooo:rsid="0092dfe6" style:font-weight-asian="normal" style:font-weight-complex="normal"/>
    </style:style>
    <style:style style:name="T85" style:family="text">
      <style:text-properties fo:font-weight="normal" officeooo:rsid="008d5dd5" style:font-weight-asian="normal" style:font-weight-complex="normal"/>
    </style:style>
    <style:style style:name="T86" style:family="text">
      <style:text-properties officeooo:rsid="0097e79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:</text:p>
      <text:p text:style-name="P2">------------------------------------------------------------------------------------------------------------------------</text:p>
      <text:p text:style-name="P2"/>
      <text:p text:style-name="P1">Some Important Directories:</text:p>
      <text:p text:style-name="P2">------------------------------------------------------------------------------------------------------------------------</text:p>
      <text:list text:style-name="L1">
        <text:list-item>
          <text:p text:style-name="P3">Home Directories: /root,/home/username</text:p>
        </text:list-item>
        <text:list-item>
          <text:p text:style-name="P3">User Executable: /bin, /usr/bin, /usr/local/bin</text:p>
        </text:list-item>
        <text:list-item>
          <text:p text:style-name="P3">System Executables: /sbin, /usr/sbin,/usr/local/sbin</text:p>
        </text:list-item>
        <text:list-item>
          <text:p text:style-name="P3">Other Mountpoints: /media, /mnt</text:p>
        </text:list-item>
        <text:list-item>
          <text:p text:style-name="P3">Configuration: /etc</text:p>
        </text:list-item>
        <text:list-item>
          <text:p text:style-name="P3">Temporary Files: /tmp</text:p>
        </text:list-item>
        <text:list-item>
          <text:p text:style-name="P3">Kernels and Bootloader: /boot</text:p>
        </text:list-item>
        <text:list-item>
          <text:p text:style-name="P3">Server Data: /var, /srv</text:p>
        </text:list-item>
        <text:list-item>
          <text:p text:style-name="P3">System Information: /proc, /sys</text:p>
        </text:list-item>
        <text:list-item>
          <text:p text:style-name="P3">Shared Libraries: /lib, /usr/lib, /usr/local/lib</text:p>
        </text:list-item>
      </text:list>
      <text:p text:style-name="P2"/>
      <text:p text:style-name="P4">Basic Commands:</text:p>
      <text:p text:style-name="P5">------------------------------------------------------------------------------------------------------------------------</text:p>
      <text:p text:style-name="P6"><text:span text:style-name="T1">1. </text:span>whoami : <text:span text:style-name="T2">Which user you are it shows.</text:span></text:p>
      <text:p text:style-name="P7">vagrant@ubuntu-jammy:~$ whoami</text:p>
      <text:p text:style-name="P7">vagrant</text:p>
      <text:p text:style-name="P7"/>
      <text:p text:style-name="P8">//<text:span text:style-name="T3">Shows the version of GNU.</text:span></text:p>
      <text:p text:style-name="P9">root@ubuntu-jammy:~# whoami --version</text:p>
      <text:p text:style-name="P9">whoami (GNU coreutils) 8.32</text:p>
      <text:p text:style-name="P9">Copyright (C) 2020 Free Software Foundation, Inc.</text:p>
      <text:p text:style-name="P9">License GPLv3+: GNU GPL version 3 or later &lt;https://gnu.org/licenses/gpl.html&gt;.</text:p>
      <text:p text:style-name="P9">This is free software: you are free to change and redistribute it.</text:p>
      <text:p text:style-name="P9">There is NO WARRANTY, to the extent permitted by law.</text:p>
      <text:p text:style-name="P9"/>
      <text:p text:style-name="P9">Written by Richard Mlynarik.</text:p>
      <text:p text:style-name="P9"/>
      <text:p text:style-name="P10">2. who : Shows all logged-in users.</text:p>
      <text:p text:style-name="P11">root@ubuntu-jammy:~# who</text:p>
      <text:p text:style-name="P11">vagrant <text:s/>pts/0 <text:s text:c="7"/>2025-02-25 17:52 (10.0.2.2)</text:p>
      <text:p text:style-name="P11">vagrant <text:s/>pts/1 <text:s text:c="7"/>2025-02-25 18:24 (10.0.2.2)</text:p>
      <text:p text:style-name="P7"/>
      <text:p text:style-name="P12">3. id : Shows detailed information about the user, including UID, GID, and groups.</text:p>
      <text:p text:style-name="P13">root@ubuntu-jammy:~# id</text:p>
      <text:p text:style-name="P13">uid=0(root) gid=0(root) groups=0(root)</text:p>
      <text:p text:style-name="P13"/>
      <text:p text:style-name="P14">//id -u : Prints only the User ID (UID).</text:p>
      <text:p text:style-name="P15">root@ubuntu-jammy:~# id -u</text:p>
      <text:p text:style-name="P15">0</text:p>
      <text:p text:style-name="P15"/>
      <text:p text:style-name="P14">//id -g : Prints only the Group ID (GID).</text:p>
      <text:p text:style-name="P15">root@ubuntu-jammy:~# id -g</text:p>
      <text:p text:style-name="P15">0</text:p>
      <text:p text:style-name="P15"/>
      <text:p text:style-name="P14">//<text:span text:style-name="T4">i</text:span>d -G : Lists all group IDs the user belongs to.</text:p>
      <text:p text:style-name="P15">root@ubuntu-jammy:~# id -G</text:p>
      <text:p text:style-name="P15">0</text:p>
      <text:p text:style-name="P15"><text:soft-page-break/></text:p>
      <text:p text:style-name="P14">//id -n : Displays names instead of numeric IDs (used with -u, -g, -G).</text:p>
      <text:p text:style-name="P16">Note: -n option must be used with -u, -g, or -G. The -n flag alone does not work.</text:p>
      <text:p text:style-name="P17">root@ubuntu-jammy:~# id -un</text:p>
      <text:p text:style-name="P17">root</text:p>
      <text:p text:style-name="P16"/>
      <text:p text:style-name="P14">//id -r : Shows the real UID or GID (used with -u or -g).</text:p>
      <text:p text:style-name="P18">Note: -r option must be used with -u (User ID) or -g (Group ID). The -r flag alone does not work.</text:p>
      <text:p text:style-name="P19">root@ubuntu-jammy:~# id -ur</text:p>
      <text:p text:style-name="P19">0</text:p>
      <text:p text:style-name="P18"/>
      <text:p text:style-name="P14">//id username : Displays ID information for a specific user.</text:p>
      <text:p text:style-name="P13">root@ubuntu-jammy:~# id vagrant</text:p>
      <text:p text:style-name="P13">uid=1000(vagrant) gid=1000(vagrant) groups=1000(vagrant)</text:p>
      <text:p text:style-name="P13"/>
      <text:p text:style-name="P20">4. users : Displays all currently logged-in users.</text:p>
      <text:p text:style-name="P21">root@ubuntu-jammy:~# users</text:p>
      <text:p text:style-name="P21">vagrant vagrant</text:p>
      <text:p text:style-name="P7"/>
      <text:p text:style-name="P22">5. w : Displays detailed information about users, including active processes.</text:p>
      <text:p text:style-name="P23">Note: The ‘w’ command in Linux does not officially stand for anything specific, but it is often interpreted as "who is doing what" because it provides detailed information about logged-in users and their current activities. <text:s/></text:p>
      <text:p text:style-name="P23">It is an enhanced version of the ‘who’ command, displaying additional system resource usage details. </text:p>
      <text:p text:style-name="P7">root@ubuntu-jammy:~# w</text:p>
      <text:p text:style-name="P7"><text:s/>04:12:24 up <text:s/>2:40, <text:s/>2 users, <text:s/>load average: 0.00, 0.00, 0.00</text:p>
      <text:p text:style-name="P7">USER <text:s text:c="4"/>TTY <text:s text:c="5"/>FROM <text:s text:c="12"/>LOGIN@ <text:s text:c="2"/>IDLE <text:s text:c="2"/>JCPU <text:s text:c="2"/>PCPU WHAT</text:p>
      <text:p text:style-name="P7">vagrant <text:s/>pts/0 <text:s text:c="3"/>10.0.2.2 <text:s text:c="8"/>17:52 <text:s text:c="3"/>9:47m <text:s/>0.30s <text:s/>0.01s sshd: vagrant [</text:p>
      <text:p text:style-name="P7">vagrant <text:s/>pts/1 <text:s text:c="3"/>10.0.2.2 <text:s text:c="8"/>18:24 <text:s text:c="3"/>0.00s <text:s/>0.19s <text:s/>0.13s sudo -i</text:p>
      <text:p text:style-name="P7"/>
      <text:h text:style-name="P24" text:outline-level="2"><text:span text:style-name="Strong_20_Emphasis"><text:span text:style-name="T5">Explanation of Each Section</text:span></text:span></text:h>
      <text:h text:style-name="Heading_20_3" text:outline-level="3"><text:span text:style-name="Strong_20_Emphasis"><text:span text:style-name="T5">System Status Line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5">Field</text:p>
            </table:table-cell>
            <table:table-cell table:style-name="Table1.A1" office:value-type="string">
              <text:p text:style-name="P25">Value</text:p>
            </table:table-cell>
            <table:table-cell table:style-name="Table1.A1" office:value-type="string">
              <text:p text:style-name="P25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5">Time</text:span></text:span></text:p>
          </table:table-cell>
          <table:table-cell table:style-name="Table1.A1" office:value-type="string">
            <text:p text:style-name="Table_20_Contents"><text:span text:style-name="Source_20_Text"><text:span text:style-name="T5">04:12:24</text:span></text:span></text:p>
          </table:table-cell>
          <table:table-cell table:style-name="Table1.A1" office:value-type="string">
            <text:p text:style-name="P26">Current system tim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5">Uptime</text:span></text:span></text:p>
          </table:table-cell>
          <table:table-cell table:style-name="Table1.A1" office:value-type="string">
            <text:p text:style-name="Table_20_Contents"><text:span text:style-name="Source_20_Text"><text:span text:style-name="T5">up 2:40</text:span></text:span></text:p>
          </table:table-cell>
          <table:table-cell table:style-name="Table1.A1" office:value-type="string">
            <text:p text:style-name="Table_20_Contents"><text:span text:style-name="T5">The system has been running for </text:span><text:span text:style-name="Strong_20_Emphasis"><text:span text:style-name="T5">2 hours and 40 minutes</text:span></text:span><text:span text:style-name="T5"> since the last boot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5">Users</text:span></text:span></text:p>
          </table:table-cell>
          <table:table-cell table:style-name="Table1.A1" office:value-type="string">
            <text:p text:style-name="Table_20_Contents"><text:span text:style-name="Source_20_Text"><text:span text:style-name="T5">2 users</text:span></text:span></text:p>
          </table:table-cell>
          <table:table-cell table:style-name="Table1.A1" office:value-type="string">
            <text:p text:style-name="P26">Number of currently logged-in user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5">Load Average</text:span></text:span></text:p>
          </table:table-cell>
          <table:table-cell table:style-name="Table1.A1" office:value-type="string">
            <text:p text:style-name="Table_20_Contents"><text:span text:style-name="Source_20_Text"><text:span text:style-name="T5">0.00, 0.00, 0.00</text:span></text:span></text:p>
          </table:table-cell>
          <table:table-cell table:style-name="Table1.A1" office:value-type="string">
            <text:p text:style-name="Table_20_Contents"><text:span text:style-name="T5">The system’s load average for the last </text:span><text:span text:style-name="Strong_20_Emphasis"><text:span text:style-name="T5">1, 5, and 15 minutes</text:span></text:span><text:span text:style-name="T5">. A value of </text:span><text:span text:style-name="Source_20_Text"><text:span text:style-name="T5">0.00</text:span></text:span><text:span text:style-name="T5"> means no CPU load.</text:span></text:p>
          </table:table-cell>
        </table:table-row>
      </table:table>
      <text:p text:style-name="P27"/>
      <text:h text:style-name="P28" text:outline-level="3"><text:span text:style-name="Strong_20_Emphasis"/></text:h>
      <text:p text:style-name="P29"><text:span text:style-name="Strong_20_Emphasis"/></text:p>
      <text:h text:style-name="P28" text:outline-level="3"><text:soft-page-break/><text:span text:style-name="Strong_20_Emphasis"><text:span text:style-name="T5">User Information Table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5">Column</text:p>
            </table:table-cell>
            <table:table-cell table:style-name="Table2.A1" office:value-type="string">
              <text:p text:style-name="P25">Value</text:p>
            </table:table-cell>
            <table:table-cell table:style-name="Table2.A1" office:value-type="string">
              <text:p text:style-name="P25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5">USER</text:span></text:span></text:p>
          </table:table-cell>
          <table:table-cell table:style-name="Table2.A1" office:value-type="string">
            <text:p text:style-name="Table_20_Contents"><text:span text:style-name="Source_20_Text"><text:span text:style-name="T5">vagrant</text:span></text:span></text:p>
          </table:table-cell>
          <table:table-cell table:style-name="Table2.A1" office:value-type="string">
            <text:p text:style-name="P26">The username of the logged-in user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5">TTY</text:span></text:span></text:p>
          </table:table-cell>
          <table:table-cell table:style-name="Table2.A1" office:value-type="string">
            <text:p text:style-name="Table_20_Contents"><text:span text:style-name="Source_20_Text"><text:span text:style-name="T5">pts/0</text:span></text:span><text:span text:style-name="T5">, </text:span><text:span text:style-name="Source_20_Text"><text:span text:style-name="T5">pts/1</text:span></text:span></text:p>
          </table:table-cell>
          <table:table-cell table:style-name="Table2.A1" office:value-type="string">
            <text:p text:style-name="P26">The terminal session (pseudo-terminal for remote users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5">FROM</text:span></text:span></text:p>
          </table:table-cell>
          <table:table-cell table:style-name="Table2.A1" office:value-type="string">
            <text:p text:style-name="Table_20_Contents"><text:span text:style-name="Source_20_Text"><text:span text:style-name="T5">10.0.2.2</text:span></text:span></text:p>
          </table:table-cell>
          <table:table-cell table:style-name="Table2.A1" office:value-type="string">
            <text:p text:style-name="P26">The IP address or hostname from which the user is connected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5">LOGIN@</text:span></text:span></text:p>
          </table:table-cell>
          <table:table-cell table:style-name="Table2.A1" office:value-type="string">
            <text:p text:style-name="Table_20_Contents"><text:span text:style-name="Source_20_Text"><text:span text:style-name="T5">17:52</text:span></text:span><text:span text:style-name="T5">, </text:span><text:span text:style-name="Source_20_Text"><text:span text:style-name="T5">18:24</text:span></text:span></text:p>
          </table:table-cell>
          <table:table-cell table:style-name="Table2.A1" office:value-type="string">
            <text:p text:style-name="P26">The time the user logged i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5">IDLE</text:span></text:span></text:p>
          </table:table-cell>
          <table:table-cell table:style-name="Table2.A1" office:value-type="string">
            <text:p text:style-name="Table_20_Contents"><text:span text:style-name="Source_20_Text"><text:span text:style-name="T5">9:47m</text:span></text:span><text:span text:style-name="T5">, </text:span><text:span text:style-name="Source_20_Text"><text:span text:style-name="T5">0.00s</text:span></text:span></text:p>
          </table:table-cell>
          <table:table-cell table:style-name="Table2.A1" office:value-type="string">
            <text:p text:style-name="P26">The amount of time the session has been inactiv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5">JCPU</text:span></text:span></text:p>
          </table:table-cell>
          <table:table-cell table:style-name="Table2.A1" office:value-type="string">
            <text:p text:style-name="Table_20_Contents"><text:span text:style-name="Source_20_Text"><text:span text:style-name="T5">0.30s</text:span></text:span><text:span text:style-name="T5">, </text:span><text:span text:style-name="Source_20_Text"><text:span text:style-name="T5">0.19s</text:span></text:span></text:p>
          </table:table-cell>
          <table:table-cell table:style-name="Table2.A1" office:value-type="string">
            <text:p text:style-name="P26">The total CPU time used by all processes in this sessio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5">PCPU</text:span></text:span></text:p>
          </table:table-cell>
          <table:table-cell table:style-name="Table2.A1" office:value-type="string">
            <text:p text:style-name="Table_20_Contents"><text:span text:style-name="Source_20_Text"><text:span text:style-name="T5">0.01s</text:span></text:span><text:span text:style-name="T5">, </text:span><text:span text:style-name="Source_20_Text"><text:span text:style-name="T5">0.13s</text:span></text:span></text:p>
          </table:table-cell>
          <table:table-cell table:style-name="Table2.A1" office:value-type="string">
            <text:p text:style-name="P26">The CPU time used by the current foreground proces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5">WHAT</text:span></text:span></text:p>
          </table:table-cell>
          <table:table-cell table:style-name="Table2.A1" office:value-type="string">
            <text:p text:style-name="Table_20_Contents"><text:span text:style-name="Source_20_Text"><text:span text:style-name="T5">sshd: vagrant [</text:span></text:span><text:span text:style-name="T5"><text:line-break/></text:span><text:span text:style-name="Source_20_Text"><text:span text:style-name="T5">sudo -i</text:span></text:span></text:p>
          </table:table-cell>
          <table:table-cell table:style-name="Table2.A1" office:value-type="string">
            <text:p text:style-name="P26">The currently running command/process.</text:p>
          </table:table-cell>
        </table:table-row>
      </table:table>
      <text:p text:style-name="P27"/>
      <text:p text:style-name="P7"/>
      <text:p text:style-name="P30"><text:span text:style-name="T6">6</text:span>. pwd : It shows the present working directory.</text:p>
      <text:p text:style-name="P31">vagrant@ubuntu-jammy:~$ pwd</text:p>
      <text:p text:style-name="P31">/home/vagrant</text:p>
      <text:p text:style-name="P31"/>
      <text:p text:style-name="P32"><text:span text:style-name="T6">7</text:span><text:span text:style-name="T7">. ls : It lists all the files and the folders from the current directory or mentioned directory. </text:span>Does <text:span text:style-name="T8">not</text:span> show hidden files (files starting with . <text:span text:style-name="T9">(dot)</text:span>)</text:p>
      <text:p text:style-name="P33">Here ls stands for List</text:p>
      <text:p text:style-name="P34"/>
      <text:p text:style-name="P35">//<text:span text:style-name="T10">Lists current directory files and </text:span><text:span text:style-name="T11">directories</text:span><text:span text:style-name="T10">.</text:span></text:p>
      <text:p text:style-name="P34">root@ubuntu-jammy:~# ls</text:p>
      <text:p text:style-name="P34">dir1 <text:s/>dir2 <text:s/>dir3 <text:s/>parent <text:s/>project_backend <text:s/>project_docs <text:s/>project_frontend <text:s/>snap</text:p>
      <text:p text:style-name="P34"/>
      <text:p text:style-name="P36">//<text:span text:style-name="T10">Lists </text:span><text:span text:style-name="T12">other</text:span><text:span text:style-name="T10"> directory files and </text:span><text:span text:style-name="T11">directories</text:span><text:span text:style-name="T10">.</text:span></text:p>
      <text:p text:style-name="P37">root@ubuntu-jammy:~# ls parent/</text:p>
      <text:p text:style-name="P37">child1 <text:s/>child2 <text:s/>child3</text:p>
      <text:p text:style-name="P34"/>
      <text:p text:style-name="P38">//<text:span text:style-name="T10">Lists </text:span><text:span text:style-name="T13">current </text:span><text:span text:style-name="T10">directory files and </text:span><text:span text:style-name="T11">directories</text:span><text:span text:style-name="T10"> </text:span><text:span text:style-name="T14">with more details like type, permissions, </text:span><text:span text:style-name="T15">groups, date, time</text:span><text:span text:style-name="T14"> etc</text:span><text:span text:style-name="T10">.</text:span></text:p>
      <text:p text:style-name="P39"><text:span text:style-name="T16">ls -l : </text:span>The <text:span text:style-name="Source_20_Text">ls -l</text:span> command lists files and directories in long format, displaying file type (directory or regular file), permissions, number of hard links, owner, group, size in bytes, and last modification date/time, ordering entries alphabetically by default.</text:p>
      <text:p text:style-name="P40"><text:span text:style-name="T17">Here -l means</text:span><text:span text:style-name="T18"> </text:span><text:span text:style-name="Strong_20_Emphasis"><text:span text:style-name="T19">Long listing format(l)</text:span></text:span></text:p>
      <text:p text:style-name="P41">root@ubuntu-jammy:~# ls -l</text:p>
      <text:p text:style-name="P41">total 32</text:p>
      <text:p text:style-name="P41">drwxr-xr-x 2 root root 4096 Feb 25 05:32 dir1</text:p>
      <text:p text:style-name="P41">drwxr-xr-x 2 root root 4096 Feb 25 05:32 dir2</text:p>
      <text:p text:style-name="P41">drwxr-xr-x 2 root root 4096 Feb 25 05:32 dir3</text:p>
      <text:p text:style-name="P41">-rw-r--r-- 1 root root <text:s text:c="3"/>0 Feb 25 18:32 file1.txt</text:p>
      <text:p text:style-name="P41">-rw-r--r-- 1 root root <text:s text:c="3"/>0 Feb 25 18:32 file2.txt</text:p>
      <text:p text:style-name="P41">-rw-r--r-- 1 root root <text:s text:c="3"/>0 Feb 25 18:32 file3.txt</text:p>
      <text:p text:style-name="P41">-rw-r--r-- 1 root root <text:s text:c="3"/>0 Feb 25 18:32 file4.txt</text:p>
      <text:p text:style-name="P41">-rw-r--r-- 1 root root <text:s text:c="3"/>0 Feb 25 18:32 file5.txt</text:p>
      <text:p text:style-name="P41">drwxr-xr-x 5 root root 4096 Feb 25 05:35 parent</text:p>
      <text:p text:style-name="P41">drwxr-xr-x 2 root root 4096 Feb 25 05:43 project_backend</text:p>
      <text:p text:style-name="P41">drwxr-xr-x 2 root root 4096 Feb 25 05:43 project_docs</text:p>
      <text:p text:style-name="P41">drwxr-xr-x 2 root root 4096 Feb 25 05:43 project_frontend</text:p>
      <text:p text:style-name="P42"><text:span text:style-name="T20">drwx------ 3 root root 4096 Feb 25 17:52 snap</text:span></text:p>
      <text:p text:style-name="P7"><text:soft-page-break/></text:p>
      <text:p text:style-name="P43">//<text:span text:style-name="T21">List </text:span><text:span text:style-name="T13">current </text:span><text:span text:style-name="T10">directory files and </text:span><text:span text:style-name="T11">directories</text:span><text:span text:style-name="T21"> which are hidden as well.</text:span></text:p>
      <text:p text:style-name="P44">Here -a stands for <text:span text:style-name="T22">A</text:span>ll <text:span text:style-name="T22">files, </text:span>so list<text:span text:style-name="T22">s</text:span> all files.</text:p>
      <text:p text:style-name="P45">Note: Hidden files and folders starts with . (dot)</text:p>
      <text:p text:style-name="P7">root@ubuntu-jammy:~# ls -a</text:p>
      <text:p text:style-name="P7">. <text:s text:c="13"/>.bashrc <text:s text:c="2"/>dir1 <text:s/>file1.txt <text:s/>file4.txt <text:s/>project_backend <text:s text:c="2"/>snap</text:p>
      <text:p text:style-name="P7">.. <text:s text:c="12"/>.profile <text:s/>dir2 <text:s/>file2.txt <text:s/>file5.txt <text:s/>project_docs</text:p>
      <text:p text:style-name="P7">.bash_history <text:s/>.ssh <text:s text:c="5"/>dir3 <text:s/>file3.txt <text:s/>parent <text:s text:c="4"/>project_frontend</text:p>
      <text:p text:style-name="P7"/>
      <text:p text:style-name="P46">//<text:span text:style-name="T10">Lists </text:span><text:span text:style-name="T13">current </text:span><text:span text:style-name="T10">directory files and </text:span><text:span text:style-name="T11">directories</text:span><text:span text:style-name="T10"> </text:span><text:span text:style-name="T23">which are hidden as well and </text:span><text:span text:style-name="T14">with more details like type, permissions, </text:span><text:span text:style-name="T15">groups, date, time</text:span><text:span text:style-name="T14"> etc</text:span><text:span text:style-name="T10">.</text:span></text:p>
      <text:p text:style-name="P47">Here -la stnads for <text:span text:style-name="T24">Long listing format(l) with </text:span>All files(a) includes hidden.</text:p>
      <text:p text:style-name="P7">root@ubuntu-jammy:~# ls -la <text:span text:style-name="T25">or ls -al</text:span></text:p>
      <text:p text:style-name="P7">total 56</text:p>
      <text:p text:style-name="P7">drwx------ 11 root root 4096 Feb 25 18:32 .</text:p>
      <text:p text:style-name="P7">drwxr-xr-x 20 root root 4096 Feb 25 17:52 ..</text:p>
      <text:p text:style-name="P7">-rw------- <text:s/>1 root root <text:s/>612 Feb 25 05:47 .bash_history</text:p>
      <text:p text:style-name="P7">-rw-r--r-- <text:s/>1 root root 3106 Oct 15 <text:s/>2021 .bashrc</text:p>
      <text:p text:style-name="P7">-rw-r--r-- <text:s/>1 root root <text:s/>161 Jul <text:s/>9 <text:s/>2019 .profile</text:p>
      <text:p text:style-name="P7">drwx------ <text:s/>2 root root 4096 Feb 24 07:47 .ssh</text:p>
      <text:p text:style-name="P7">drwxr-xr-x <text:s/>2 root root 4096 Feb 25 05:32 dir1</text:p>
      <text:p text:style-name="P7">drwxr-xr-x <text:s/>2 root root 4096 Feb 25 05:32 dir2</text:p>
      <text:p text:style-name="P7">drwxr-xr-x <text:s/>2 root root 4096 Feb 25 05:32 dir3</text:p>
      <text:p text:style-name="P7">-rw-r--r-- <text:s/>1 root root <text:s text:c="3"/>0 Feb 25 18:32 file1.txt</text:p>
      <text:p text:style-name="P7">-rw-r--r-- <text:s/>1 root root <text:s text:c="3"/>0 Feb 25 18:32 file2.txt</text:p>
      <text:p text:style-name="P7">-rw-r--r-- <text:s/>1 root root <text:s text:c="3"/>0 Feb 25 18:32 file3.txt</text:p>
      <text:p text:style-name="P7">-rw-r--r-- <text:s/>1 root root <text:s text:c="3"/>0 Feb 25 18:32 file4.txt</text:p>
      <text:p text:style-name="P7">-rw-r--r-- <text:s/>1 root root <text:s text:c="3"/>0 Feb 25 18:32 file5.txt</text:p>
      <text:p text:style-name="P7">drwxr-xr-x <text:s/>5 root root 4096 Feb 25 05:35 parent</text:p>
      <text:p text:style-name="P7">drwxr-xr-x <text:s/>2 root root 4096 Feb 25 05:43 project_backend</text:p>
      <text:p text:style-name="P7">drwxr-xr-x <text:s/>2 root root 4096 Feb 25 05:43 project_docs</text:p>
      <text:p text:style-name="P7">drwxr-xr-x <text:s/>2 root root 4096 Feb 25 05:43 project_frontend</text:p>
      <text:p text:style-name="P7">drwx------ <text:s/>3 root root 4096 Feb 25 17:52 snap</text:p>
      <text:p text:style-name="P7"/>
      <text:p text:style-name="P48"><text:span text:style-name="T26">//</text:span><text:span text:style-name="T27">Lists </text:span><text:span text:style-name="T28">current </text:span><text:span text:style-name="T27">directory files and </text:span><text:span text:style-name="T29">directories</text:span><text:span text:style-name="T27"> </text:span><text:span text:style-name="T30">with more details like type, permissions etc </text:span><text:span text:style-name="T31">but ‘h’ here to show the data in Kb, Mb, Gb etc</text:span><text:span text:style-name="T27">.</text:span></text:p>
      <text:p text:style-name="P49"><text:span text:style-name="T27">H</text:span><text:span text:style-name="T19">ere -lh stands for Long listing format(l) with human-readable(h) file sizes (KB, MB, GB).</text:span></text:p>
      <text:p text:style-name="P49">root@ubuntu-jammy:~# ls -lh</text:p>
      <text:p text:style-name="P49">total 32K</text:p>
      <text:p text:style-name="P49">drwxr-xr-x 2 root root 4.0K Feb 25 05:32 dir1</text:p>
      <text:p text:style-name="P49">drwxr-xr-x 2 root root 4.0K Feb 25 05:32 dir2</text:p>
      <text:p text:style-name="P49">drwxr-xr-x 2 root root 4.0K Feb 25 05:32 dir3</text:p>
      <text:p text:style-name="P49">-rw-r--r-- 1 root root <text:s text:c="3"/>0 Feb 25 18:32 file1.txt</text:p>
      <text:p text:style-name="P49">-rw-r--r-- 1 root root <text:s text:c="3"/>0 Feb 25 18:32 file2.txt</text:p>
      <text:p text:style-name="P49">-rw-r--r-- 1 root root <text:s text:c="3"/>0 Feb 25 18:32 file3.txt</text:p>
      <text:p text:style-name="P49">-rw-r--r-- 1 root root <text:s text:c="3"/>0 Feb 25 18:32 file4.txt</text:p>
      <text:p text:style-name="P49">-rw-r--r-- 1 root root <text:s text:c="3"/>0 Feb 25 18:32 file5.txt</text:p>
      <text:p text:style-name="P49">drwxr-xr-x 5 root root 4.0K Feb 25 05:35 parent</text:p>
      <text:p text:style-name="P49">drwxr-xr-x 2 root root 4.0K Feb 25 05:43 project_backend</text:p>
      <text:p text:style-name="P49">drwxr-xr-x 2 root root 4.0K Feb 25 05:43 project_docs</text:p>
      <text:p text:style-name="P49">drwxr-xr-x 2 root root 4.0K Feb 25 05:43 project_frontend</text:p>
      <text:p text:style-name="P49">drwx------ 3 root root 4.0K Feb 25 17:52 snap</text:p>
      <text:p text:style-name="P7"><text:soft-page-break/></text:p>
      <text:p text:style-name="P50"><text:span text:style-name="T26">//</text:span><text:span text:style-name="T27">Lists </text:span><text:span text:style-name="T28">current </text:span><text:span text:style-name="T27">directory files and </text:span><text:span text:style-name="T29">directories</text:span><text:span text:style-name="T27"> </text:span><text:span text:style-name="T30">with more details like type, permissions etc </text:span><text:span text:style-name="T32">with Sorts files by modification time, newest first</text:span><text:span text:style-name="T27">.</text:span></text:p>
      <text:p text:style-name="P7">root@ubuntu-jammy:~# ls -lt</text:p>
      <text:p text:style-name="P7">total 32</text:p>
      <text:p text:style-name="P7">-rw-r--r-- 1 root root <text:s text:c="3"/>0 Feb 25 18:32 file1.txt</text:p>
      <text:p text:style-name="P7">-rw-r--r-- 1 root root <text:s text:c="3"/>0 Feb 25 18:32 file2.txt</text:p>
      <text:p text:style-name="P7">-rw-r--r-- 1 root root <text:s text:c="3"/>0 Feb 25 18:32 file3.txt</text:p>
      <text:p text:style-name="P7">-rw-r--r-- 1 root root <text:s text:c="3"/>0 Feb 25 18:32 file4.txt</text:p>
      <text:p text:style-name="P7">-rw-r--r-- 1 root root <text:s text:c="3"/>0 Feb 25 18:32 file5.txt</text:p>
      <text:p text:style-name="P7">drwx------ 3 root root 4096 Feb 25 17:52 snap</text:p>
      <text:p text:style-name="P7">drwxr-xr-x 2 root root 4096 Feb 25 05:43 project_backend</text:p>
      <text:p text:style-name="P7">drwxr-xr-x 2 root root 4096 Feb 25 05:43 project_docs</text:p>
      <text:p text:style-name="P7">drwxr-xr-x 2 root root 4096 Feb 25 05:43 project_frontend</text:p>
      <text:p text:style-name="P7">drwxr-xr-x 5 root root 4096 Feb 25 05:35 parent</text:p>
      <text:p text:style-name="P7">drwxr-xr-x 2 root root 4096 Feb 25 05:32 dir1</text:p>
      <text:p text:style-name="P7">drwxr-xr-x 2 root root 4096 Feb 25 05:32 dir2</text:p>
      <text:p text:style-name="P7">drwxr-xr-x 2 root root 4096 Feb 25 05:32 dir3</text:p>
      <text:p text:style-name="P7"/>
      <text:p text:style-name="P51"><text:span text:style-name="T26">//</text:span><text:span text:style-name="T27">Lists </text:span><text:span text:style-name="T28">current </text:span><text:span text:style-name="T27">directory files and </text:span><text:span text:style-name="T29">directories</text:span><text:span text:style-name="T27"> </text:span><text:span text:style-name="T30">with more details like type, permissions etc </text:span><text:span text:style-name="T32">with </text:span><text:span text:style-name="T27">Sorts files by modification time in reverse order (oldest first).</text:span></text:p>
      <text:p text:style-name="P7">root@ubuntu-jammy:~# ls -ltr</text:p>
      <text:p text:style-name="P7">total 32</text:p>
      <text:p text:style-name="P7">drwxr-xr-x 2 root root 4096 Feb 25 05:32 dir3</text:p>
      <text:p text:style-name="P7">drwxr-xr-x 2 root root 4096 Feb 25 05:32 dir2</text:p>
      <text:p text:style-name="P7">drwxr-xr-x 2 root root 4096 Feb 25 05:32 dir1</text:p>
      <text:p text:style-name="P7">drwxr-xr-x 5 root root 4096 Feb 25 05:35 parent</text:p>
      <text:p text:style-name="P7">drwxr-xr-x 2 root root 4096 Feb 25 05:43 project_frontend</text:p>
      <text:p text:style-name="P7">drwxr-xr-x 2 root root 4096 Feb 25 05:43 project_docs</text:p>
      <text:p text:style-name="P7">drwxr-xr-x 2 root root 4096 Feb 25 05:43 project_backend</text:p>
      <text:p text:style-name="P7">drwx------ 3 root root 4096 Feb 25 17:52 snap</text:p>
      <text:p text:style-name="P7">-rw-r--r-- 1 root root <text:s text:c="3"/>0 Feb 25 18:32 file5.txt</text:p>
      <text:p text:style-name="P7">-rw-r--r-- 1 root root <text:s text:c="3"/>0 Feb 25 18:32 file4.txt</text:p>
      <text:p text:style-name="P7">-rw-r--r-- 1 root root <text:s text:c="3"/>0 Feb 25 18:32 file3.txt</text:p>
      <text:p text:style-name="P7">-rw-r--r-- 1 root root <text:s text:c="3"/>0 Feb 25 18:32 file2.txt</text:p>
      <text:p text:style-name="P7">-rw-r--r-- 1 root root <text:s text:c="3"/>0 Feb 25 18:32 file1.txt</text:p>
      <text:p text:style-name="P7"/>
      <text:p text:style-name="P52"><text:span text:style-name="T26">//</text:span><text:span text:style-name="T27">Lists </text:span><text:span text:style-name="T28">current </text:span><text:span text:style-name="T27">directory files and </text:span><text:span text:style-name="T29">directories</text:span><text:span text:style-name="T27"> </text:span><text:span text:style-name="T30">with Adds a symbol (/, *, @) to differentiate directories, executables, and symbolic links.</text:span></text:p>
      <text:p text:style-name="P7">root@ubuntu-jammy:~# ls -F</text:p>
      <text:p text:style-name="P7">dir1/ <text:s/>file1.txt <text:s/>file4.txt <text:s/>project_backend/ <text:s text:c="2"/>snap/</text:p>
      <text:p text:style-name="P7">dir2/ <text:s/>file2.txt <text:s/>file5.txt <text:s/>project_docs/</text:p>
      <text:p text:style-name="P7">dir3/ <text:s/>file3.txt <text:s/>parent/ <text:s text:c="3"/>project_frontend/</text:p>
      <text:p text:style-name="P7"/>
      <text:p text:style-name="P7"/>
      <text:p text:style-name="P53"><text:span text:style-name="T26">//</text:span><text:span text:style-name="T27">Lists </text:span><text:span text:style-name="T28">current </text:span><text:span text:style-name="T27">directory files and </text:span><text:span text:style-name="T29">directories</text:span><text:span text:style-name="T27"> </text:span><text:span text:style-name="T30">with Lists recursively, showing contents of subdirectories.</text:span></text:p>
      <text:p text:style-name="P7">root@ubuntu-jammy:~# ls -R</text:p>
      <text:p text:style-name="P7">.:</text:p>
      <text:p text:style-name="P7">dir1 <text:s/>dir3 <text:s text:c="6"/>file2.txt <text:s/>file4.txt <text:s/>parent <text:s text:c="10"/>project_docs <text:s text:c="5"/>snap</text:p>
      <text:p text:style-name="P7">dir2 <text:s/>file1.txt <text:s/>file3.txt <text:s/>file5.txt <text:s/>project_backend <text:s/>project_frontend</text:p>
      <text:p text:style-name="P7">./dir1:</text:p>
      <text:p text:style-name="P7"><text:soft-page-break/>./dir2:</text:p>
      <text:p text:style-name="P7">./dir3:</text:p>
      <text:p text:style-name="P7">./parent:</text:p>
      <text:p text:style-name="P7">child1 <text:s/>child2 <text:s/>child3</text:p>
      <text:p text:style-name="P7">./parent/child1:</text:p>
      <text:p text:style-name="P7">./parent/child2:</text:p>
      <text:p text:style-name="P7">./parent/child3:</text:p>
      <text:p text:style-name="P7">./project_backend:</text:p>
      <text:p text:style-name="P7">./project_docs:</text:p>
      <text:p text:style-name="P7">./project_frontend:</text:p>
      <text:p text:style-name="P7">./snap:</text:p>
      <text:p text:style-name="P7">lxd</text:p>
      <text:p text:style-name="P7">./snap/lxd:</text:p>
      <text:p text:style-name="P7">31333 <text:s/>common <text:s/>current</text:p>
      <text:p text:style-name="P7">./snap/lxd/31333:</text:p>
      <text:p text:style-name="P7">./snap/lxd/common:</text:p>
      <text:p text:style-name="P7"/>
      <text:p text:style-name="P54"><text:span text:style-name="T6">8</text:span>. cat : It shows the content of the file in terminal.</text:p>
      <text:p text:style-name="P55">vagrant@ubuntu-jammy:~$ cat /etc/os-release </text:p>
      <text:p text:style-name="P55">PRETTY_NAME="Ubuntu 22.04.5 LTS"</text:p>
      <text:p text:style-name="P55">NAME="Ubuntu"</text:p>
      <text:p text:style-name="P55">VERSION_ID="22.04"</text:p>
      <text:p text:style-name="P55">VERSION="22.04.5 LTS (Jammy Jellyfish)"</text:p>
      <text:p text:style-name="P55">VERSION_CODENAME=jammy</text:p>
      <text:p text:style-name="P55">ID=ubuntu</text:p>
      <text:p text:style-name="P55">ID_LIKE=debian</text:p>
      <text:p text:style-name="P55">HOME_URL="https://www.ubuntu.com/"</text:p>
      <text:p text:style-name="P55">SUPPORT_URL="https://help.ubuntu.com/"</text:p>
      <text:p text:style-name="P55">BUG_REPORT_URL="https://bugs.launchpad.net/ubuntu/"</text:p>
      <text:p text:style-name="P55">PRIVACY_POLICY_URL="https://www.ubuntu.com/legal/terms-and-policies/privacy-policy"</text:p>
      <text:p text:style-name="P55">UBUNTU_CODENAME=jammy</text:p>
      <text:p text:style-name="P55"/>
      <text:p text:style-name="P56">Note: On console below line there in shell, so what it means lets see.</text:p>
      <text:p text:style-name="P57"><text:span text:style-name="T18">vagrant@ubuntu-jammy:~$</text:span> <text:s/>: <text:span text:style-name="T33">“</text:span><text:span text:style-name="T34">~</text:span><text:span text:style-name="T35">”</text:span><text:span text:style-name="T36"> (tilde) which means you are in </text:span><text:span text:style-name="T34">home </text:span><text:span text:style-name="T37">directory</text:span><text:span text:style-name="T38"> of “</text:span><text:span text:style-name="T37">vagrant</text:span><text:span text:style-name="T38">” user</text:span><text:span text:style-name="T36"> and the <text:s/>“</text:span><text:span text:style-name="T18">ubuntu-jammy</text:span>” <text:span text:style-name="T36">is a </text:span><text:span text:style-name="T37">hostname</text:span><text:span text:style-name="T36"> </text:span><text:span text:style-name="T39">(in some case it is </text:span><text:span text:style-name="T40">localhost</text:span><text:span text:style-name="T39"> which is </text:span><text:span text:style-name="T40">default</text:span><text:span text:style-name="T39">) </text:span><text:span text:style-name="T38">and</text:span><text:span text:style-name="T36"> “</text:span><text:span text:style-name="T18">$</text:span>” <text:span text:style-name="T36">in front of it </text:span><text:span text:style-name="T41">represent a</text:span><text:span text:style-name="T36"> </text:span><text:span text:style-name="T34">normal user </text:span><text:span text:style-name="T42">shell</text:span><text:span text:style-name="T36">.</text:span></text:p>
      <text:p text:style-name="P57"/>
      <text:p text:style-name="P58"><text:span text:style-name="T6">9</text:span>. sudo -i : It switch from normal user to root user.</text:p>
      <text:p text:style-name="P59">vagrant@ubuntu-jammy:~$ sudo -i</text:p>
      <text:p text:style-name="P59">root@ubuntu-jammy:~# </text:p>
      <text:p text:style-name="P59"/>
      <text:p text:style-name="P60">Note: On console below line there in shell, so what it means lets see.</text:p>
      <text:p text:style-name="P61"><text:span text:style-name="T18">root@ubuntu-jammy:~#</text:span> : <text:span text:style-name="T43">“</text:span><text:span text:style-name="T34">~</text:span><text:span text:style-name="T35">”</text:span><text:span text:style-name="T36"> (tilde) which means you are in </text:span><text:span text:style-name="T34">home </text:span><text:span text:style-name="T37">directory</text:span><text:span text:style-name="T38"> of “</text:span><text:span text:style-name="T18">root</text:span><text:span text:style-name="T38">” user</text:span><text:span text:style-name="T36"> and the <text:s/>“</text:span><text:span text:style-name="T44">ubuntu-jammy</text:span><text:span text:style-name="T45">” </text:span><text:span text:style-name="T36">is a </text:span><text:span text:style-name="T37">hostname</text:span><text:span text:style-name="T36"> </text:span><text:span text:style-name="T39">(in some case it is </text:span><text:span text:style-name="T40">localhost</text:span><text:span text:style-name="T39"> which is </text:span><text:span text:style-name="T40">default</text:span><text:span text:style-name="T39">) </text:span><text:span text:style-name="T38">and</text:span><text:span text:style-name="T36"> “</text:span><text:span text:style-name="T46">#</text:span><text:span text:style-name="T45">” </text:span><text:span text:style-name="T36">in front of it </text:span><text:span text:style-name="T41">represent a</text:span><text:span text:style-name="T36"> </text:span><text:span text:style-name="T47">root</text:span><text:span text:style-name="T34"> user </text:span><text:span text:style-name="T42">shell</text:span><text:span text:style-name="T36">.</text:span></text:p>
      <text:p text:style-name="P61"/>
      <text:p text:style-name="P62">You can check it out by using following command:</text:p>
      <text:p text:style-name="P62">root@ubuntu-jammy:~# whoami</text:p>
      <text:p text:style-name="P62">root</text:p>
      <text:p text:style-name="P62">root@ubuntu-jammy:~# pwd</text:p>
      <text:p text:style-name="P62">/root</text:p>
      <text:p text:style-name="P5">root@ubuntu-jammy:~# cd / <text:s/>: <text:span text:style-name="T48">Here we are changing the directory to the root which is “/”</text:span></text:p>
      <text:p text:style-name="P63"><text:soft-page-break/>root@ubuntu-jammy:/# pwd : <text:span text:style-name="T48">Here we are checking the current working directory which is <text:tab/></text:span></text:p>
      <text:p text:style-name="P63"><text:span text:style-name="T48">/<text:tab/><text:tab/><text:tab/><text:tab/><text:tab/>“/”</text:span><text:span text:style-name="T49">(The ~ also changed with “/”)</text:span></text:p>
      <text:p text:style-name="P5"/>
      <text:p text:style-name="P64">“/<text:span text:style-name="T50">root” it is root user home directory with the name root.</text:span></text:p>
      <text:p text:style-name="P65">“/” it is a root directory.</text:p>
      <text:p text:style-name="P5"/>
      <text:p text:style-name="P5">root@ubuntu-jammy:/# ls</text:p>
      <text:p text:style-name="P5">bin <text:s text:c="2"/>dev <text:s/>home <text:s/>lib32 <text:s/>libx32 <text:s text:c="5"/>media <text:s/>opt <text:s text:c="2"/>root <text:s/>sbin <text:s/>srv <text:s/>tmp <text:s/>vagrant</text:p>
      <text:p text:style-name="P5">boot <text:s/>etc <text:s/>lib <text:s text:c="2"/>lib64 <text:s/>lost+found <text:s/>mnt <text:s text:c="3"/>proc <text:s/>run <text:s text:c="2"/>snap <text:s/>sys <text:s/>usr <text:s/>var</text:p>
      <text:p text:style-name="P5"/>
      <text:p text:style-name="P66">The “/” which is root having the above directories so it contains the home, root and many directories <text:span text:style-name="T51">as listed above.</text:span></text:p>
      <text:p text:style-name="P66"/>
      <text:p text:style-name="P67"><text:span text:style-name="T6">10</text:span>. cd : It is used to change the directory. In forward way or backward way.</text:p>
      <text:p text:style-name="P68"/>
      <text:p text:style-name="P67">Forward Way<text:span text:style-name="T52">(Single level)</text:span>:</text:p>
      <text:p text:style-name="P68">root@ubuntu-jammy:~# cd /home</text:p>
      <text:p text:style-name="P68">root@ubuntu-jammy:/home# </text:p>
      <text:p text:style-name="P68"/>
      <text:p text:style-name="P69">Forward Way<text:span text:style-name="T52">(Multi level)</text:span>:</text:p>
      <text:p text:style-name="P68">root@ubuntu-jammy:/# cd /home/vagrant/</text:p>
      <text:p text:style-name="P68">root@ubuntu-jammy:/home/vagrant# </text:p>
      <text:p text:style-name="P68"/>
      <text:p text:style-name="P70">Backward Way<text:span text:style-name="T52">(Single level)</text:span>:</text:p>
      <text:p text:style-name="P68">root@ubuntu-jammy:/home/vagrant# cd ../</text:p>
      <text:p text:style-name="P68">root@ubuntu-jammy:/home#</text:p>
      <text:p text:style-name="P68"/>
      <text:p text:style-name="P70">Backward Way<text:span text:style-name="T52">(Multi level)</text:span>:</text:p>
      <text:p text:style-name="P71">root@ubuntu-jammy:/home/vagrant# cd ../../</text:p>
      <text:p text:style-name="P71">root@ubuntu-jammy:/#</text:p>
      <text:p text:style-name="P68"/>
      <text:p text:style-name="P72">Back to home directory from anywhere<text:span text:style-name="T53">(For root user “/root” and normal user “/username”)</text:span>:</text:p>
      <text:p text:style-name="P68">root@ubuntu-jammy:/# cd</text:p>
      <text:p text:style-name="P68">root@ubuntu-jammy:~# </text:p>
      <text:p text:style-name="P73">root@ubuntu-jammy:<text:span text:style-name="T18">~</text:span>#</text:p>
      <text:p text:style-name="P73"><text:s text:c="35"/><text:span text:style-name="T18">↑ </text:span></text:p>
      <text:p text:style-name="P74"><text:s text:c="36"/>| “<text:span text:style-name="T54">~</text:span>”Refers to the Home Directory</text:p>
      <text:p text:style-name="P68"><text:tab/><text:tab/><text:span text:style-name="T55">(or)</text:span></text:p>
      <text:p text:style-name="P75">root@ubuntu-jammy:/home/vagrant# cd ~</text:p>
      <text:p text:style-name="P73">root@ubuntu-jammy:<text:span text:style-name="T18">~</text:span>#</text:p>
      <text:p text:style-name="P73"><text:s text:c="34"/><text:span text:style-name="T18"><text:s/>↑ </text:span></text:p>
      <text:p text:style-name="P76"><text:s text:c="36"/>| “<text:span text:style-name="T54">~</text:span>”Refers to the Home Directory</text:p>
      <text:p text:style-name="P74"/>
      <text:p text:style-name="P77"><text:span text:style-name="T18">Back to </text:span><text:span text:style-name="T56">root</text:span><text:span text:style-name="T18"> directory from anywhere:</text:span></text:p>
      <text:p text:style-name="P78">root@ubuntu-jammy:/home/vagrant# cd /</text:p>
      <text:p text:style-name="P78">root@ubuntu-jammy:<text:span text:style-name="T18">/</text:span>#</text:p>
      <text:p text:style-name="P79"><text:s text:c="34"/>↑ </text:p>
      <text:p text:style-name="P79"><text:s text:c="35"/>| “/”Refers to the <text:span text:style-name="T57">root “/root”</text:span> Directory</text:p>
      <text:p text:style-name="P80"><text:span text:style-name="T58">1</text:span><text:span text:style-name="T6">1</text:span><text:span text:style-name="T59">. </text:span>Absolute Path:</text:p>
      <text:p text:style-name="P80"><text:span text:style-name="T58">1</text:span><text:span text:style-name="T6">2</text:span><text:span text:style-name="T59">.</text:span> Relative Path:</text:p>
      <text:p text:style-name="P81"/>
      <text:p text:style-name="P82"><text:soft-page-break/><text:span text:style-name="T60">1</text:span><text:span text:style-name="T61">3</text:span>. uptime : It shows the from how much time your system is running and also users logged in and load average parameters.</text:p>
      <text:p text:style-name="P81">root@ubuntu-jammy:~# uptime</text:p>
      <text:p text:style-name="P81"><text:s/>17:57:51 up <text:s/>2:17, <text:s/>2 users, <text:s/>load average: 0.00, 0.02, 0.00</text:p>
      <text:p text:style-name="P81"/>
      <text:p text:style-name="P83">1<text:span text:style-name="T61">4</text:span>. free -m : It shows the <text:span text:style-name="T62">RAM</text:span> details like free space, utilized space and total space.</text:p>
      <text:p text:style-name="P84">root@ubuntu-jammy:~# free -m</text:p>
      <text:p text:style-name="P84"><text:s text:c="15"/>total <text:s text:c="7"/>used <text:s text:c="7"/>free <text:s text:c="5"/>shared <text:s/>buff/cache <text:s text:c="2"/>available</text:p>
      <text:p text:style-name="P84">Mem: <text:s text:c="12"/>957 <text:s text:c="8"/>163 <text:s text:c="8"/>531 <text:s text:c="10"/>0 <text:s text:c="8"/>262 <text:s text:c="8"/>645</text:p>
      <text:p text:style-name="P80"><text:span text:style-name="T33">Swap: <text:s text:c="2"/></text:span><text:s text:c="7"/><text:span text:style-name="T33"><text:s text:c="4"/>0 <text:s text:c="10"/>0 <text:s text:c="10"/>0</text:span></text:p>
      <text:p text:style-name="P80"><text:span text:style-name="T33"/></text:p>
      <text:p text:style-name="P85">1<text:span text:style-name="T61">5</text:span>. clear : To clear the screen.</text:p>
      <text:p text:style-name="P86">root@ubuntu-jammy:~# clear</text:p>
      <text:p text:style-name="P85"><text:span text:style-name="T33"/></text:p>
      <text:p text:style-name="P87">1<text:span text:style-name="T61">6</text:span>. exit : It exits from the root user and also from terminal.</text:p>
      <text:p text:style-name="P87">//<text:span text:style-name="T63">Existing from root user.</text:span></text:p>
      <text:p text:style-name="P88">root@ubuntu-jammy:~# exit</text:p>
      <text:p text:style-name="P88">logout</text:p>
      <text:p text:style-name="P87"><text:span text:style-name="T33"/></text:p>
      <text:p text:style-name="P87">//<text:span text:style-name="T63">Existing from terminal.</text:span></text:p>
      <text:p text:style-name="P88">vagrant@ubuntu-jammy:~$ exit</text:p>
      <text:p text:style-name="P87"><text:span text:style-name="T33"/></text:p>
      <text:p text:style-name="P89">1<text:span text:style-name="T61">7</text:span>. mkdir : To create a directory i.e. folders.</text:p>
      <text:p text:style-name="P89"/>
      <text:p text:style-name="P90">//Single directory<text:span text:style-name="T64">(</text:span><text:span text:style-name="T65">D</text:span>irectory<text:span text:style-name="T64"> </text:span><text:span text:style-name="T65">name </text:span><text:span text:style-name="T64">without space)</text:span></text:p>
      <text:p text:style-name="P89"><text:span text:style-name="T33">vagrant@ubuntu-jammy:~$ mkdir d</text:span><text:span text:style-name="T66">ir1</text:span></text:p>
      <text:p text:style-name="P91">vagrant@ubuntu-jammy:~$ ls</text:p>
      <text:p text:style-name="P89"><text:span text:style-name="T33">d</text:span><text:span text:style-name="T66">ir1</text:span></text:p>
      <text:p text:style-name="P89"><text:span text:style-name="T33"/></text:p>
      <text:p text:style-name="P90">//Single directory<text:span text:style-name="T64">(</text:span><text:span text:style-name="T65">D</text:span>irectory<text:span text:style-name="T64"> </text:span><text:span text:style-name="T65">name </text:span><text:span text:style-name="T64">with space)</text:span></text:p>
      <text:p text:style-name="P90"><text:span text:style-name="T67">vagrant@ubuntu-jammy:~$ mkdir "dir one"</text:span></text:p>
      <text:p text:style-name="P90"><text:span text:style-name="T67">vagrant@ubuntu-jammy:~$ ls</text:span></text:p>
      <text:p text:style-name="P90"><text:span text:style-name="T67"><text:s/>'dir one'</text:span></text:p>
      <text:p text:style-name="P89"><text:span text:style-name="T33"/></text:p>
      <text:p text:style-name="P92">//Multiple directory<text:span text:style-name="T64">(</text:span><text:span text:style-name="T65">D</text:span>irectory<text:span text:style-name="T64"> </text:span><text:span text:style-name="T65">name </text:span><text:span text:style-name="T64">without space)</text:span></text:p>
      <text:p text:style-name="P89"><text:span text:style-name="T33">vagrant@ubuntu-jammy:~$ mkdir </text:span><text:span text:style-name="T66">dir1 dir2</text:span></text:p>
      <text:p text:style-name="P91">vagrant@ubuntu-jammy:~$ ls</text:p>
      <text:p text:style-name="P93">dir1 dir2</text:p>
      <text:p text:style-name="P94"><text:span text:style-name="T33"><text:tab/><text:tab/></text:span><text:span text:style-name="T68">(or)</text:span></text:p>
      <text:p text:style-name="P95"><text:span text:style-name="T69">root@ubuntu-jammy:~# mkdir dir{1,2,3} </text:span><text:span text:style-name="T70">or </text:span>mkdir -p dir{1,2,3}</text:p>
      <text:p text:style-name="P91">root@ubuntu-jammy:~# ls</text:p>
      <text:p text:style-name="P91">dir1 <text:s/>dir2 <text:s/>dir3</text:p>
      <text:p text:style-name="P96">Note: Don’t give space in <text:span text:style-name="T71">{1,2,3}.</text:span></text:p>
      <text:p text:style-name="P97"/>
      <text:p text:style-name="P98">//Multiple directory<text:span text:style-name="T64">(</text:span><text:span text:style-name="T65">D</text:span>irectory<text:span text:style-name="T64"> </text:span><text:span text:style-name="T65">name </text:span><text:span text:style-name="T64">with space)</text:span></text:p>
      <text:p text:style-name="P99">vagrant@ubuntu-jammy:~$ mkdir <text:s/>"dir one" "dir two"</text:p>
      <text:p text:style-name="P99">vagrant@ubuntu-jammy:~$ ls</text:p>
      <text:p text:style-name="P100">'dir one' <text:s/>'dir <text:span text:style-name="T72">two</text:span>'</text:p>
      <text:p text:style-name="P101"><text:tab/><text:tab/><text:span text:style-name="T68">(or)</text:span></text:p>
      <text:p text:style-name="P102">vagrant@ubuntu-jammy:~$ mkdir "dir <text:s/>"{one,two,three}</text:p>
      <text:p text:style-name="P102">vagrant@ubuntu-jammy:~$ ls</text:p>
      <text:p text:style-name="P102">'dir one' <text:s/>'dir three' <text:s/>'dir two'</text:p>
      <text:p text:style-name="P97"><text:soft-page-break/></text:p>
      <text:p text:style-name="P89">//Nesting directory<text:span text:style-name="T73">(</text:span><text:span text:style-name="T74">fqa</text:span><text:span text:style-name="T73"> directory inside </text:span><text:span text:style-name="T74">forum </text:span><text:span text:style-name="T73">directory </text:span><text:span text:style-name="T74">and forum directory inside qa</text:span><text:span text:style-name="T73">)</text:span>.</text:p>
      <text:p text:style-name="P91">vagrant@ubuntu-jammy:~$ mkdir -p qa/forum/fqa</text:p>
      <text:p text:style-name="P91">vagrant@ubuntu-jammy:~$ ls</text:p>
      <text:p text:style-name="P91">qa</text:p>
      <text:p text:style-name="P91">vagrant@ubuntu-jammy:~$ cd qa/</text:p>
      <text:p text:style-name="P91">vagrant@ubuntu-jammy:~/qa$ ls</text:p>
      <text:p text:style-name="P91">forum</text:p>
      <text:p text:style-name="P91">vagrant@ubuntu-jammy:~/qa$ cd forum/</text:p>
      <text:p text:style-name="P91">vagrant@ubuntu-jammy:~/qa/forum$ ls</text:p>
      <text:p text:style-name="P91">fqa</text:p>
      <text:p text:style-name="P91">vagrant@ubuntu-jammy:~/qa/forum$ cd fqa/</text:p>
      <text:p text:style-name="P91">vagrant@ubuntu-jammy:~/qa/forum/fqa$ pwd</text:p>
      <text:p text:style-name="P91">/home/vagrant/qa/forum/fqa</text:p>
      <text:p text:style-name="P89"><text:span text:style-name="T33"/></text:p>
      <text:p text:style-name="P103"><text:span text:style-name="T33">If </text:span><text:span text:style-name="Source_20_Text"><text:span text:style-name="T33">qa</text:span></text:span><text:span text:style-name="T33"> does not exist, it will be created.</text:span></text:p>
      <text:list text:style-name="L2">
        <text:list-item>
          <text:p text:style-name="P104">If <text:span text:style-name="Source_20_Text">forum</text:span> does not exist inside <text:span text:style-name="Source_20_Text">qa</text:span>, it will also be created.</text:p>
        </text:list-item>
        <text:list-item>
          <text:p text:style-name="P105">Finally, <text:span text:style-name="Source_20_Text">fqa</text:span> will be created inside <text:span text:style-name="Source_20_Text">qa/forum/</text:span>.</text:p>
        </text:list-item>
      </text:list>
      <text:p text:style-name="Text_20_body">Without <text:span text:style-name="Source_20_Text">-p</text:span>, if any of the parent directories do not exist, <text:span text:style-name="Source_20_Text">mkdir</text:span> will return an error.</text:p>
      <text:p text:style-name="P106"><text:span text:style-name="Strong_20_Emphasis">//Nesting directory(</text:span><text:span text:style-name="Strong_20_Emphasis"><text:span text:style-name="T75">multiple</text:span></text:span><text:span text:style-name="Strong_20_Emphasis"> </text:span><text:span text:style-name="Strong_20_Emphasis"><text:span text:style-name="T75">child </text:span></text:span><text:span text:style-name="Strong_20_Emphasis">directory inside </text:span><text:span text:style-name="Strong_20_Emphasis"><text:span text:style-name="T75">parent </text:span></text:span><text:span text:style-name="Strong_20_Emphasis">directory).</text:span></text:p>
      <text:p text:style-name="P106"><text:span text:style-name="Strong_20_Emphasis"><text:span text:style-name="T33">vagrant@ubuntu-jammy:~$ mkdir -p parent/{child1,child2,child3}</text:span></text:span></text:p>
      <text:p text:style-name="P106"><text:span text:style-name="Strong_20_Emphasis"><text:span text:style-name="T33">vagrant@ubuntu-jammy:~$ ls</text:span></text:span></text:p>
      <text:p text:style-name="P106"><text:span text:style-name="Strong_20_Emphasis"><text:span text:style-name="T33">parent</text:span></text:span></text:p>
      <text:p text:style-name="P106"><text:span text:style-name="Strong_20_Emphasis"><text:span text:style-name="T33">vagrant@ubuntu-jammy:~$ cd parent/</text:span></text:span></text:p>
      <text:p text:style-name="P106"><text:span text:style-name="Strong_20_Emphasis"><text:span text:style-name="T33">vagrant@ubuntu-jammy:~/parent$ ls</text:span></text:span></text:p>
      <text:p text:style-name="P107"><text:span text:style-name="Strong_20_Emphasis"><text:span text:style-name="T33">child1 <text:s/>child2 <text:s/>child3</text:span></text:span></text:p>
      <text:p text:style-name="P107"><text:span text:style-name="Strong_20_Emphasis"><text:span text:style-name="T33"/></text:span></text:p>
      <text:p text:style-name="P107"><text:span text:style-name="Strong_20_Emphasis"><text:span text:style-name="T18">//Double Nesting(parent directory contains child1 and subdir and subdir contains child2 and child3)</text:span></text:span></text:p>
      <text:p text:style-name="P107"><text:span text:style-name="Strong_20_Emphasis"><text:span text:style-name="T33">vagrant@ubuntu-jammy:~$ mkdir -p parent/{child1,subdir/{child2,child3}}</text:span></text:span></text:p>
      <text:p text:style-name="P107"><text:span text:style-name="Strong_20_Emphasis"><text:span text:style-name="T33">vagrant@ubuntu-jammy:~$ ls</text:span></text:span></text:p>
      <text:p text:style-name="P107"><text:span text:style-name="Strong_20_Emphasis"><text:span text:style-name="T33">parent</text:span></text:span></text:p>
      <text:p text:style-name="P107"><text:span text:style-name="Strong_20_Emphasis"><text:span text:style-name="T33">vagrant@ubuntu-jammy:~$ cd parent/</text:span></text:span></text:p>
      <text:p text:style-name="P107"><text:span text:style-name="Strong_20_Emphasis"><text:span text:style-name="T33">vagrant@ubuntu-jammy:~/parent$ ls</text:span></text:span></text:p>
      <text:p text:style-name="P107"><text:span text:style-name="Strong_20_Emphasis"><text:span text:style-name="T33">child1 <text:s/>subdir</text:span></text:span></text:p>
      <text:p text:style-name="P107"><text:span text:style-name="Strong_20_Emphasis"><text:span text:style-name="T33">vagrant@ubuntu-jammy:~/parent$ cd subdir/</text:span></text:span></text:p>
      <text:p text:style-name="P107"><text:span text:style-name="Strong_20_Emphasis"><text:span text:style-name="T33">vagrant@ubuntu-jammy:~/parent/subdir$ ls</text:span></text:span></text:p>
      <text:p text:style-name="P107"><text:span text:style-name="Strong_20_Emphasis"><text:span text:style-name="T33">child2 <text:s/>child3</text:span></text:span></text:p>
      <text:p text:style-name="P107"><text:span text:style-name="Strong_20_Emphasis"><text:span text:style-name="T33"/></text:span></text:p>
      <text:p text:style-name="P107"><text:span text:style-name="T18">Why use </text:span><text:span text:style-name="Source_20_Text"><text:span text:style-name="T18">-p</text:span></text:span><text:span text:style-name="T18">?</text:span></text:p>
      <text:list text:style-name="L3">
        <text:list-item>
          <text:p text:style-name="P108">Avoids errors if parent directories are missing.</text:p>
        </text:list-item>
        <text:list-item>
          <text:p text:style-name="P108">Prevents errors if the directory already exists.</text:p>
        </text:list-item>
        <text:list-item>
          <text:p text:style-name="P109">Makes it easier to create complex directory structures in one command.</text:p>
        </text:list-item>
      </text:list>
      <text:p text:style-name="P110">1<text:span text:style-name="T61">8</text:span>. touch : It creates a file.</text:p>
      <text:p text:style-name="P111">//Single file (Filename without space)</text:p>
      <text:p text:style-name="P112">vagrant@ubuntu-jammy:~$ touch devopsfile1.txt</text:p>
      <text:p text:style-name="P112"><text:soft-page-break/>vagrant@ubuntu-jammy:~$ ls</text:p>
      <text:p text:style-name="P112">devopsfile1.txt</text:p>
      <text:p text:style-name="P110"><text:span text:style-name="T33"/></text:p>
      <text:p text:style-name="P110">//Multiple files (Filename without space)</text:p>
      <text:p text:style-name="P112">vagrant@ubuntu-jammy:~$ touch devopsfile1.txt devopsfile2.txt</text:p>
      <text:p text:style-name="P112">vagrant@ubuntu-jammy:~$ ls</text:p>
      <text:p text:style-name="P112">devopsfile1.txt <text:s/>devopsfile2.txt </text:p>
      <text:p text:style-name="P110"><text:span text:style-name="T33"/></text:p>
      <text:p text:style-name="P113">//Multiple files (Filename without space) <text:span text:style-name="T76">another way to do it.</text:span></text:p>
      <text:p text:style-name="P113"><text:span text:style-name="T77">vagrant@ubuntu-jammy:~$ touch devopsfile{</text:span><text:span text:style-name="T78">1</text:span><text:span text:style-name="T77">..5}.txt</text:span></text:p>
      <text:p text:style-name="P114">vagrant@ubuntu-jammy:~$ ls</text:p>
      <text:p text:style-name="P113"><text:span text:style-name="T77">devopsfile1.txt <text:s/>devopsfile</text:span><text:span text:style-name="T78">2</text:span><text:span text:style-name="T77">.txt <text:s/>devopsfile</text:span><text:span text:style-name="T78">3</text:span><text:span text:style-name="T77">.txt</text:span></text:p>
      <text:p text:style-name="P113"><text:span text:style-name="T77">devopsfile</text:span><text:span text:style-name="T78">4</text:span><text:span text:style-name="T77">.txt <text:s/>devopsfile</text:span><text:span text:style-name="T78">5</text:span><text:span text:style-name="T77">.txt</text:span></text:p>
      <text:p text:style-name="P113"><text:span text:style-name="T77"/></text:p>
      <text:p text:style-name="P115"><text:span text:style-name="T76">//Single file (Filename with space </text:span><text:span text:style-name="T79">using “” <text:s/>or ‘’</text:span><text:span text:style-name="T76">)</text:span></text:p>
      <text:p text:style-name="P116">vagrant@ubuntu-jammy:~$ touch "dev ops 1"</text:p>
      <text:p text:style-name="P116">vagrant@ubuntu-jammy:~$ ls</text:p>
      <text:p text:style-name="P116"><text:s/>'dev ops 1'</text:p>
      <text:p text:style-name="P115"><text:span text:style-name="T77"><text:tab/><text:tab/></text:span><text:span text:style-name="T80">(or)</text:span></text:p>
      <text:p text:style-name="P116">vagrant@ubuntu-jammy:~$ touch 'dev ops 1'</text:p>
      <text:p text:style-name="P116">vagrant@ubuntu-jammy:~$ ls</text:p>
      <text:p text:style-name="P116">'dev ops 1'</text:p>
      <text:p text:style-name="P115"><text:span text:style-name="T77"/></text:p>
      <text:p text:style-name="P117"><text:span text:style-name="T76">//Single file (Filename with space </text:span><text:span text:style-name="T79">using </text:span><text:span text:style-name="T81">escape character</text:span><text:span text:style-name="T79"> “\space”</text:span><text:span text:style-name="T76">)</text:span></text:p>
      <text:p text:style-name="P115"><text:span text:style-name="T77">vagrant@ubuntu-jammy:~$ touch dev\ ops\ </text:span><text:span text:style-name="T82">1</text:span></text:p>
      <text:p text:style-name="P116">vagrant@ubuntu-jammy:~$ ls</text:p>
      <text:p text:style-name="P115"><text:span text:style-name="T77">'dev ops </text:span><text:span text:style-name="T82">1</text:span><text:span text:style-name="T77">'</text:span></text:p>
      <text:p text:style-name="P115"><text:span text:style-name="T77"/></text:p>
      <text:p text:style-name="P118"><text:span text:style-name="T76">// </text:span>Multiple<text:span text:style-name="T76"> file (Filename with space </text:span><text:span text:style-name="T79">using “” <text:s/>or ‘’</text:span><text:span text:style-name="T76">)</text:span></text:p>
      <text:p text:style-name="P119"><text:span text:style-name="T77">vagrant@ubuntu-jammy:~$ touch "dev ops 1" "dev ops </text:span><text:span text:style-name="T83">2</text:span><text:span text:style-name="T77">"</text:span></text:p>
      <text:p text:style-name="P120">vagrant@ubuntu-jammy:~$ ls</text:p>
      <text:p text:style-name="P119"><text:span text:style-name="T77"><text:s/>'dev ops 1' <text:s text:c="2"/>'dev ops </text:span><text:span text:style-name="T83">2</text:span><text:span text:style-name="T77">'</text:span></text:p>
      <text:p text:style-name="P121"><text:span text:style-name="T77"><text:tab/><text:tab/></text:span><text:span text:style-name="T80">(or)</text:span></text:p>
      <text:p text:style-name="P121"><text:span text:style-name="T77">vagrant@ubuntu-jammy:~$ touch 'dev ops 1' ‘</text:span><text:span text:style-name="T84">dev ops 2’</text:span></text:p>
      <text:p text:style-name="P122">vagrant@ubuntu-jammy:~$ ls</text:p>
      <text:p text:style-name="P121"><text:span text:style-name="T77">'dev ops 1' <text:s text:c="2"/>‘</text:span><text:span text:style-name="T84">dev ops 2’</text:span></text:p>
      <text:p text:style-name="P118"><text:span text:style-name="T77"/></text:p>
      <text:p text:style-name="P118"><text:span text:style-name="T76">//</text:span>Multiple<text:span text:style-name="T76"> file (Filename with space </text:span><text:span text:style-name="T79">using </text:span><text:span text:style-name="T81">escape character</text:span><text:span text:style-name="T79"> “\space”</text:span><text:span text:style-name="T76">)</text:span></text:p>
      <text:p text:style-name="P118"><text:span text:style-name="T77">vagrant@ubuntu-jammy:~$ touch dev\ ops\ </text:span><text:span text:style-name="T82">1 </text:span><text:span text:style-name="T85">dev\ ops\ 2</text:span></text:p>
      <text:p text:style-name="P120">vagrant@ubuntu-jammy:~$ ls</text:p>
      <text:p text:style-name="P123"><text:span text:style-name="T77">'dev ops </text:span><text:span text:style-name="T82">1</text:span><text:span text:style-name="T77">' 'dev ops </text:span><text:span text:style-name="T85">2</text:span><text:span text:style-name="T77">'</text:span></text:p>
      <text:p text:style-name="P123"><text:span text:style-name="T77"/></text:p>
      <text:p text:style-name="P124">//Multiple files (Filename with space) another way to do it.</text:p>
      <text:p text:style-name="P125">vagrant@ubuntu-jammy:~$ touch "dev ops"{1..5}.txt</text:p>
      <text:p text:style-name="P125">vagrant@ubuntu-jammy:~$ ls</text:p>
      <text:p text:style-name="P125">'dev ops1.txt' <text:s/>'dev ops2.txt' <text:s/>'dev ops3.txt' <text:s/>'dev ops4.txt' <text:s/>'dev ops5.txt'</text:p>
      <text:p text:style-name="P126"><text:span text:style-name="T77"/></text:p>
      <text:p text:style-name="P127"><text:span text:style-name="T76">N</text:span>ote: If file not exist it will create a new file otherwise for the existing file it will update the timestamp <text:span text:style-name="T86">like modification and access time but not overwrite its content</text:span>.</text:p>
      <text:p text:style-name="P128"/>
      <text:p text:style-name="P128"/>
      <text:p text:style-name="P128"/>
      <text:p text:style-name="P129"><text:soft-page-break/>Vagrant commands:</text:p>
      <text:p text:style-name="P130">------------------------------------------------------------------------------------------------------------------------</text:p>
      <text:list text:style-name="L4">
        <text:list-item>
          <text:p text:style-name="P131">vagrant –version</text:p>
        </text:list-item>
        <text:list-item>
          <text:p text:style-name="P131">vagrant status</text:p>
        </text:list-item>
        <text:list-item>
          <text:p text:style-name="P131">vagrant global-status</text:p>
        </text:list-item>
        <text:list-item>
          <text:p text:style-name="P131">vagrant global-status --prune</text:p>
        </text:list-item>
        <text:list-item>
          <text:p text:style-name="P131">vagrant box list</text:p>
        </text:list-item>
        <text:list-item>
          <text:p text:style-name="P131">vagrant init centos/stream9 --box-version 20250210.0</text:p>
        </text:list-item>
        <text:list-item>
          <text:p text:style-name="P131">vagrant up or vagrant up –provider=virtualbox/vmware</text:p>
        </text:list-item>
        <text:list-item>
          <text:p text:style-name="P131">vagrant ssh</text:p>
        </text:list-item>
        <text:list-item>
          <text:p text:style-name="P131">vagrant halt</text:p>
        </text:list-item>
        <text:list-item>
          <text:p text:style-name="P131">vagrant destroy</text:p>
        </text:list-item>
        <text:list-item>
          <text:p text:style-name="P131">vagrant reload</text:p>
        </text:list-item>
      </text:list>
      <text:p text:style-name="P132"><text:s/></text:p>
      <text:p text:style-name="P132"><text:s/></text:p>
      <text:p text:style-name="P132"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0:54:30.714985199</meta:creation-date>
    <dc:date>2025-02-26T09:51:49.156924696</dc:date>
    <meta:editing-duration>P1DT1H4M15S</meta:editing-duration>
    <meta:editing-cycles>220</meta:editing-cycles>
    <meta:generator>LibreOffice/24.8.4.2$Linux_X86_64 LibreOffice_project/3e97788786b20d724e2ed0ea7a111abce73cab63</meta:generator>
    <meta:document-statistic meta:table-count="2" meta:image-count="0" meta:object-count="0" meta:page-count="11" meta:paragraph-count="450" meta:word-count="2669" meta:character-count="18645" meta:non-whitespace-character-count="15763"/>
  </office:meta>
</office:document-meta>
</file>